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uadApprox" table:style-name="ta1">
        <table:shapes>
          <draw:frame draw:z-index="0" draw:style-name="gr1" draw:text-style-name="P1" svg:width="347.36mm" svg:height="215.22mm" svg:x="126.04mm" svg:y="5.78mm">
            <loext:p draw:notify-on-update-of-ranges="quadApprox.D1:quadApprox.D2 quadApprox.D3:quadApprox.D181 quadApprox.E1:quadApprox.E2 quadApprox.E3:quadApprox.E1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formula="of:=[.A3]*[.B3]" office:value-type="float" office:value="0.25" calcext:value-type="float">
            <text:p>0.25</text:p>
          </table:table-cell>
          <table:table-cell table:formula="of:=[.A3]*SQRT([.B3])" office:value-type="float" office:value="0.353553390593274" calcext:value-type="float">
            <text:p>0.3535533906</text:p>
          </table:table-cell>
          <table:table-cell office:value-type="float" office:value="0.0191245157378" calcext:value-type="float">
            <text:p>0.0191245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A4]*[.B4]" office:value-type="float" office:value="0.5" calcext:value-type="float">
            <text:p>0.5</text:p>
          </table:table-cell>
          <table:table-cell table:formula="of:=[.A4]*SQRT([.B4])" office:value-type="float" office:value="0.707106781186548" calcext:value-type="float">
            <text:p>0.7071067812</text:p>
          </table:table-cell>
          <table:table-cell office:value-type="float" office:value="0.0357595841772" calcext:value-type="float">
            <text:p>0.0357595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A5]*[.B5]" office:value-type="float" office:value="1" calcext:value-type="float">
            <text:p>1</text:p>
          </table:table-cell>
          <table:table-cell table:formula="of:=[.A5]*SQRT([.B5])" office:value-type="float" office:value="1.4142135623731" calcext:value-type="float">
            <text:p>1.4142135624</text:p>
          </table:table-cell>
          <table:table-cell office:value-type="float" office:value="0.073877682767" calcext:value-type="float">
            <text:p>0.0738776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A6]*[.B6]" office:value-type="float" office:value="2" calcext:value-type="float">
            <text:p>2</text:p>
          </table:table-cell>
          <table:table-cell table:formula="of:=[.A6]*SQRT([.B6])" office:value-type="float" office:value="2.82842712474619" calcext:value-type="float">
            <text:p>2.8284271247</text:p>
          </table:table-cell>
          <table:table-cell office:value-type="float" office:value="0.146503993759" calcext:value-type="float">
            <text:p>0.1465039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formula="of:=[.A7]*[.B7]" office:value-type="float" office:value="8" calcext:value-type="float">
            <text:p>8</text:p>
          </table:table-cell>
          <table:table-cell table:formula="of:=[.A7]*SQRT([.B7])" office:value-type="float" office:value="11.3137084989848" calcext:value-type="float">
            <text:p>11.313708499</text:p>
          </table:table-cell>
          <table:table-cell office:value-type="float" office:value="0.612057424491" calcext:value-type="float">
            <text:p>0.6120574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formula="of:=[.A8]*[.B8]" office:value-type="float" office:value="16" calcext:value-type="float">
            <text:p>16</text:p>
          </table:table-cell>
          <table:table-cell table:formula="of:=[.A8]*SQRT([.B8])" office:value-type="float" office:value="22.6274169979695" calcext:value-type="float">
            <text:p>22.627416998</text:p>
          </table:table-cell>
          <table:table-cell office:value-type="float" office:value="1.16635930713" calcext:value-type="float">
            <text:p>1.1663593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table:formula="of:=[.A9]*[.B9]" office:value-type="float" office:value="32" calcext:value-type="float">
            <text:p>32</text:p>
          </table:table-cell>
          <table:table-cell table:formula="of:=[.A9]*SQRT([.B9])" office:value-type="float" office:value="45.254833995939" calcext:value-type="float">
            <text:p>45.2548339959</text:p>
          </table:table-cell>
          <table:table-cell office:value-type="float" office:value="2.05338235402" calcext:value-type="float">
            <text:p>2.053382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.5</text:p>
          </table:table-cell>
          <table:table-cell table:formula="of:=[.A10]*[.B10]" office:value-type="float" office:value="48" calcext:value-type="float">
            <text:p>48</text:p>
          </table:table-cell>
          <table:table-cell table:formula="of:=[.A10]*SQRT([.B10])" office:value-type="float" office:value="67.8822509939086" calcext:value-type="float">
            <text:p>67.8822509939</text:p>
          </table:table-cell>
          <table:table-cell office:value-type="float" office:value="2.46362526156" calcext:value-type="float">
            <text:p>2.4636252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table:formula="of:=[.A11]*[.B11]" office:value-type="float" office:value="64" calcext:value-type="float">
            <text:p>64</text:p>
          </table:table-cell>
          <table:table-cell table:formula="of:=[.A11]*SQRT([.B11])" office:value-type="float" office:value="90.5096679918781" calcext:value-type="float">
            <text:p>90.5096679919</text:p>
          </table:table-cell>
          <table:table-cell office:value-type="float" office:value="2.54838301916" calcext:value-type="float">
            <text:p>2.5483830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.5</text:p>
          </table:table-cell>
          <table:table-cell table:formula="of:=[.A12]*[.B12]" office:value-type="float" office:value="80" calcext:value-type="float">
            <text:p>80</text:p>
          </table:table-cell>
          <table:table-cell table:formula="of:=[.A12]*SQRT([.B12])" office:value-type="float" office:value="113.137084989848" calcext:value-type="float">
            <text:p>113.1370849898</text:p>
          </table:table-cell>
          <table:table-cell office:value-type="float" office:value="2.27359032694" calcext:value-type="float">
            <text:p>2.2735903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table:formula="of:=[.A13]*[.B13]" office:value-type="float" office:value="90" calcext:value-type="float">
            <text:p>90</text:p>
          </table:table-cell>
          <table:table-cell table:formula="of:=[.A13]*SQRT([.B13])" office:value-type="float" office:value="127.279220613579" calcext:value-type="float">
            <text:p>127.2792206136</text:p>
          </table:table-cell>
          <table:table-cell office:value-type="float" office:value="2.14359520043" calcext:value-type="float">
            <text:p>2.1435952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A15]*[.B15]" office:value-type="float" office:value="0.5" calcext:value-type="float">
            <text:p>0.5</text:p>
          </table:table-cell>
          <table:table-cell table:formula="of:=[.A15]*SQRT([.B15])" office:value-type="float" office:value="0.5" calcext:value-type="float">
            <text:p>0.5</text:p>
          </table:table-cell>
          <table:table-cell office:value-type="float" office:value="0.0255101114022" calcext:value-type="float">
            <text:p>0.0255101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]*[.B16]" office:value-type="float" office:value="1" calcext:value-type="float">
            <text:p>1</text:p>
          </table:table-cell>
          <table:table-cell table:formula="of:=[.A16]*SQRT([.B16])" office:value-type="float" office:value="1" calcext:value-type="float">
            <text:p>1</text:p>
          </table:table-cell>
          <table:table-cell office:value-type="float" office:value="0.0533453353059" calcext:value-type="float">
            <text:p>0.0533453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7]*[.B17]" office:value-type="float" office:value="2" calcext:value-type="float">
            <text:p>2</text:p>
          </table:table-cell>
          <table:table-cell table:formula="of:=[.A17]*SQRT([.B17])" office:value-type="float" office:value="2" calcext:value-type="float">
            <text:p>2</text:p>
          </table:table-cell>
          <table:table-cell office:value-type="float" office:value="0.104131356495" calcext:value-type="float">
            <text:p>0.1041313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8]*[.B18]" office:value-type="float" office:value="4" calcext:value-type="float">
            <text:p>4</text:p>
          </table:table-cell>
          <table:table-cell table:formula="of:=[.A18]*SQRT([.B18])" office:value-type="float" office:value="4" calcext:value-type="float">
            <text:p>4</text:p>
          </table:table-cell>
          <table:table-cell office:value-type="float" office:value="0.205426774342" calcext:value-type="float">
            <text:p>0.2054267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19]*[.B19]" office:value-type="float" office:value="16" calcext:value-type="float">
            <text:p>16</text:p>
          </table:table-cell>
          <table:table-cell table:formula="of:=[.A19]*SQRT([.B19])" office:value-type="float" office:value="16" calcext:value-type="float">
            <text:p>16</text:p>
          </table:table-cell>
          <table:table-cell office:value-type="float" office:value="0.861457389485" calcext:value-type="float">
            <text:p>0.8614573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A20]*[.B20]" office:value-type="float" office:value="32" calcext:value-type="float">
            <text:p>32</text:p>
          </table:table-cell>
          <table:table-cell table:formula="of:=[.A20]*SQRT([.B20])" office:value-type="float" office:value="32" calcext:value-type="float">
            <text:p>32</text:p>
          </table:table-cell>
          <table:table-cell office:value-type="float" office:value="1.46377357586" calcext:value-type="float">
            <text:p>1.4637735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A21]*[.B21]" office:value-type="float" office:value="64" calcext:value-type="float">
            <text:p>64</text:p>
          </table:table-cell>
          <table:table-cell table:formula="of:=[.A21]*SQRT([.B21])" office:value-type="float" office:value="64" calcext:value-type="float">
            <text:p>64</text:p>
          </table:table-cell>
          <table:table-cell office:value-type="float" office:value="2.31288071975" calcext:value-type="float">
            <text:p>2.3128807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A22]*[.B22]" office:value-type="float" office:value="96" calcext:value-type="float">
            <text:p>96</text:p>
          </table:table-cell>
          <table:table-cell table:formula="of:=[.A22]*SQRT([.B22])" office:value-type="float" office:value="96" calcext:value-type="float">
            <text:p>96</text:p>
          </table:table-cell>
          <table:table-cell office:value-type="float" office:value="2.45183736555" calcext:value-type="float">
            <text:p>2.4518373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A23]*[.B23]" office:value-type="float" office:value="128" calcext:value-type="float">
            <text:p>128</text:p>
          </table:table-cell>
          <table:table-cell table:formula="of:=[.A23]*SQRT([.B23])" office:value-type="float" office:value="128" calcext:value-type="float">
            <text:p>128</text:p>
          </table:table-cell>
          <table:table-cell office:value-type="float" office:value="2.30058969685" calcext:value-type="float">
            <text:p>2.3005896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A24]*[.B24]" office:value-type="float" office:value="160" calcext:value-type="float">
            <text:p>160</text:p>
          </table:table-cell>
          <table:table-cell table:formula="of:=[.A24]*SQRT([.B24])" office:value-type="float" office:value="160" calcext:value-type="float">
            <text:p>160</text:p>
          </table:table-cell>
          <table:table-cell office:value-type="float" office:value="1.90443156762" calcext:value-type="float">
            <text:p>1.904431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A25]*[.B25]" office:value-type="float" office:value="180" calcext:value-type="float">
            <text:p>180</text:p>
          </table:table-cell>
          <table:table-cell table:formula="of:=[.A25]*SQRT([.B25])" office:value-type="float" office:value="180" calcext:value-type="float">
            <text:p>180</text:p>
          </table:table-cell>
          <table:table-cell office:value-type="float" office:value="1.79321517629" calcext:value-type="float">
            <text:p>1.7932151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[.A27]*[.B27]" office:value-type="float" office:value="1" calcext:value-type="float">
            <text:p>1</text:p>
          </table:table-cell>
          <table:table-cell table:formula="of:=[.A27]*SQRT([.B27])" office:value-type="float" office:value="0.707106781186548" calcext:value-type="float">
            <text:p>0.7071067812</text:p>
          </table:table-cell>
          <table:table-cell office:value-type="float" office:value="0.0388356618931" calcext:value-type="float">
            <text:p>0.0388356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8]*[.B28]" office:value-type="float" office:value="2" calcext:value-type="float">
            <text:p>2</text:p>
          </table:table-cell>
          <table:table-cell table:formula="of:=[.A28]*SQRT([.B28])" office:value-type="float" office:value="1.4142135623731" calcext:value-type="float">
            <text:p>1.4142135624</text:p>
          </table:table-cell>
          <table:table-cell office:value-type="float" office:value="0.0774646510084" calcext:value-type="float">
            <text:p>0.077464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]*[.B29]" office:value-type="float" office:value="4" calcext:value-type="float">
            <text:p>4</text:p>
          </table:table-cell>
          <table:table-cell table:formula="of:=[.A29]*SQRT([.B29])" office:value-type="float" office:value="2.82842712474619" calcext:value-type="float">
            <text:p>2.8284271247</text:p>
          </table:table-cell>
          <table:table-cell office:value-type="float" office:value="0.146330209084" calcext:value-type="float">
            <text:p>0.1463302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30]*[.B30]" office:value-type="float" office:value="8" calcext:value-type="float">
            <text:p>8</text:p>
          </table:table-cell>
          <table:table-cell table:formula="of:=[.A30]*SQRT([.B30])" office:value-type="float" office:value="5.65685424949238" calcext:value-type="float">
            <text:p>5.6568542495</text:p>
          </table:table-cell>
          <table:table-cell office:value-type="float" office:value="0.311906066702" calcext:value-type="float">
            <text:p>0.3119060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31]*[.B31]" office:value-type="float" office:value="32" calcext:value-type="float">
            <text:p>32</text:p>
          </table:table-cell>
          <table:table-cell table:formula="of:=[.A31]*SQRT([.B31])" office:value-type="float" office:value="22.6274169979695" calcext:value-type="float">
            <text:p>22.627416998</text:p>
          </table:table-cell>
          <table:table-cell office:value-type="float" office:value="1.22717726336" calcext:value-type="float">
            <text:p>1.2271772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A32]*[.B32]" office:value-type="float" office:value="64" calcext:value-type="float">
            <text:p>64</text:p>
          </table:table-cell>
          <table:table-cell table:formula="of:=[.A32]*SQRT([.B32])" office:value-type="float" office:value="45.254833995939" calcext:value-type="float">
            <text:p>45.2548339959</text:p>
          </table:table-cell>
          <table:table-cell office:value-type="float" office:value="1.84489512266" calcext:value-type="float">
            <text:p>1.8448951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A33]*[.B33]" office:value-type="float" office:value="128" calcext:value-type="float">
            <text:p>128</text:p>
          </table:table-cell>
          <table:table-cell table:formula="of:=[.A33]*SQRT([.B33])" office:value-type="float" office:value="90.5096679918781" calcext:value-type="float">
            <text:p>90.5096679919</text:p>
          </table:table-cell>
          <table:table-cell office:value-type="float" office:value="2.66338391114" calcext:value-type="float">
            <text:p>2.6633839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[.A34]*[.B34]" office:value-type="float" office:value="192" calcext:value-type="float">
            <text:p>192</text:p>
          </table:table-cell>
          <table:table-cell table:formula="of:=[.A34]*SQRT([.B34])" office:value-type="float" office:value="135.764501987817" calcext:value-type="float">
            <text:p>135.7645019878</text:p>
          </table:table-cell>
          <table:table-cell office:value-type="float" office:value="2.1869666255" calcext:value-type="float">
            <text:p>2.1869666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[.A35]*[.B35]" office:value-type="float" office:value="256" calcext:value-type="float">
            <text:p>256</text:p>
          </table:table-cell>
          <table:table-cell table:formula="of:=[.A35]*SQRT([.B35])" office:value-type="float" office:value="181.019335983756" calcext:value-type="float">
            <text:p>181.0193359838</text:p>
          </table:table-cell>
          <table:table-cell office:value-type="float" office:value="1.76449977657" calcext:value-type="float">
            <text:p>1.7644997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[.A36]*[.B36]" office:value-type="float" office:value="320" calcext:value-type="float">
            <text:p>320</text:p>
          </table:table-cell>
          <table:table-cell table:formula="of:=[.A36]*SQRT([.B36])" office:value-type="float" office:value="226.274169979695" calcext:value-type="float">
            <text:p>226.2741699797</text:p>
          </table:table-cell>
          <table:table-cell office:value-type="float" office:value="1.37428185144" calcext:value-type="float">
            <text:p>1.3742818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A37]*[.B37]" office:value-type="float" office:value="360" calcext:value-type="float">
            <text:p>360</text:p>
          </table:table-cell>
          <table:table-cell table:formula="of:=[.A37]*SQRT([.B37])" office:value-type="float" office:value="254.558441227157" calcext:value-type="float">
            <text:p>254.5584412272</text:p>
          </table:table-cell>
          <table:table-cell office:value-type="float" office:value="1.02344897074" calcext:value-type="float">
            <text:p>1.0234489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formula="of:=[.A39]*[.B39]" office:value-type="float" office:value="2" calcext:value-type="float">
            <text:p>2</text:p>
          </table:table-cell>
          <table:table-cell table:formula="of:=[.A39]*SQRT([.B39])" office:value-type="float" office:value="1" calcext:value-type="float">
            <text:p>1</text:p>
          </table:table-cell>
          <table:table-cell office:value-type="float" office:value="0.0492994419092" calcext:value-type="float">
            <text:p>0.0492994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0]*[.B40]" office:value-type="float" office:value="4" calcext:value-type="float">
            <text:p>4</text:p>
          </table:table-cell>
          <table:table-cell table:formula="of:=[.A40]*SQRT([.B40])" office:value-type="float" office:value="2" calcext:value-type="float">
            <text:p>2</text:p>
          </table:table-cell>
          <table:table-cell office:value-type="float" office:value="0.092972664725" calcext:value-type="float">
            <text:p>0.0929726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41]*[.B41]" office:value-type="float" office:value="8" calcext:value-type="float">
            <text:p>8</text:p>
          </table:table-cell>
          <table:table-cell table:formula="of:=[.A41]*SQRT([.B41])" office:value-type="float" office:value="4" calcext:value-type="float">
            <text:p>4</text:p>
          </table:table-cell>
          <table:table-cell office:value-type="float" office:value="0.200449422862" calcext:value-type="float">
            <text:p>0.2004494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]*[.B42]" office:value-type="float" office:value="16" calcext:value-type="float">
            <text:p>16</text:p>
          </table:table-cell>
          <table:table-cell table:formula="of:=[.A42]*SQRT([.B42])" office:value-type="float" office:value="8" calcext:value-type="float">
            <text:p>8</text:p>
          </table:table-cell>
          <table:table-cell office:value-type="float" office:value="0.40946771436" calcext:value-type="float">
            <text:p>0.4094677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A43]*[.B43]" office:value-type="float" office:value="64" calcext:value-type="float">
            <text:p>64</text:p>
          </table:table-cell>
          <table:table-cell table:formula="of:=[.A43]*SQRT([.B43])" office:value-type="float" office:value="32" calcext:value-type="float">
            <text:p>32</text:p>
          </table:table-cell>
          <table:table-cell office:value-type="float" office:value="1.53006545035" calcext:value-type="float">
            <text:p>1.5300654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A44]*[.B44]" office:value-type="float" office:value="128" calcext:value-type="float">
            <text:p>128</text:p>
          </table:table-cell>
          <table:table-cell table:formula="of:=[.A44]*SQRT([.B44])" office:value-type="float" office:value="64" calcext:value-type="float">
            <text:p>64</text:p>
          </table:table-cell>
          <table:table-cell office:value-type="float" office:value="2.36199681866" calcext:value-type="float">
            <text:p>2.3619968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A45]*[.B45]" office:value-type="float" office:value="256" calcext:value-type="float">
            <text:p>256</text:p>
          </table:table-cell>
          <table:table-cell table:formula="of:=[.A45]*SQRT([.B45])" office:value-type="float" office:value="128" calcext:value-type="float">
            <text:p>128</text:p>
          </table:table-cell>
          <table:table-cell office:value-type="float" office:value="2.19047748847" calcext:value-type="float">
            <text:p>2.1904774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[.A46]*[.B46]" office:value-type="float" office:value="384" calcext:value-type="float">
            <text:p>384</text:p>
          </table:table-cell>
          <table:table-cell table:formula="of:=[.A46]*SQRT([.B46])" office:value-type="float" office:value="192" calcext:value-type="float">
            <text:p>192</text:p>
          </table:table-cell>
          <table:table-cell office:value-type="float" office:value="1.71003552913" calcext:value-type="float">
            <text:p>1.7100355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A47]*[.B47]" office:value-type="float" office:value="512" calcext:value-type="float">
            <text:p>512</text:p>
          </table:table-cell>
          <table:table-cell table:formula="of:=[.A47]*SQRT([.B47])" office:value-type="float" office:value="256" calcext:value-type="float">
            <text:p>256</text:p>
          </table:table-cell>
          <table:table-cell office:value-type="float" office:value="1.08022232582" calcext:value-type="float">
            <text:p>1.0802223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A48]*[.B48]" office:value-type="float" office:value="640" calcext:value-type="float">
            <text:p>640</text:p>
          </table:table-cell>
          <table:table-cell table:formula="of:=[.A48]*SQRT([.B48])" office:value-type="float" office:value="320" calcext:value-type="float">
            <text:p>320</text:p>
          </table:table-cell>
          <table:table-cell office:value-type="float" office:value="0.757788601965" calcext:value-type="float">
            <text:p>0.757788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A49]*[.B49]" office:value-type="float" office:value="720" calcext:value-type="float">
            <text:p>720</text:p>
          </table:table-cell>
          <table:table-cell table:formula="of:=[.A49]*SQRT([.B49])" office:value-type="float" office:value="360" calcext:value-type="float">
            <text:p>360</text:p>
          </table:table-cell>
          <table:table-cell office:value-type="float" office:value="0.700184881505" calcext:value-type="float">
            <text:p>0.7001848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formula="of:=[.A51]*[.B51]" office:value-type="float" office:value="4" calcext:value-type="float">
            <text:p>4</text:p>
          </table:table-cell>
          <table:table-cell table:formula="of:=[.A51]*SQRT([.B51])" office:value-type="float" office:value="1.4142135623731" calcext:value-type="float">
            <text:p>1.4142135624</text:p>
          </table:table-cell>
          <table:table-cell office:value-type="float" office:value="0.0745084362688" calcext:value-type="float">
            <text:p>0.0745084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A52]*[.B52]" office:value-type="float" office:value="8" calcext:value-type="float">
            <text:p>8</text:p>
          </table:table-cell>
          <table:table-cell table:formula="of:=[.A52]*SQRT([.B52])" office:value-type="float" office:value="2.82842712474619" calcext:value-type="float">
            <text:p>2.8284271247</text:p>
          </table:table-cell>
          <table:table-cell office:value-type="float" office:value="0.13295145968" calcext:value-type="float">
            <text:p>0.1329514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A53]*[.B53]" office:value-type="float" office:value="16" calcext:value-type="float">
            <text:p>16</text:p>
          </table:table-cell>
          <table:table-cell table:formula="of:=[.A53]*SQRT([.B53])" office:value-type="float" office:value="5.65685424949238" calcext:value-type="float">
            <text:p>5.6568542495</text:p>
          </table:table-cell>
          <table:table-cell office:value-type="float" office:value="0.264176585308" calcext:value-type="float">
            <text:p>0.2641765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54]*[.B54]" office:value-type="float" office:value="32" calcext:value-type="float">
            <text:p>32</text:p>
          </table:table-cell>
          <table:table-cell table:formula="of:=[.A54]*SQRT([.B54])" office:value-type="float" office:value="11.3137084989848" calcext:value-type="float">
            <text:p>11.313708499</text:p>
          </table:table-cell>
          <table:table-cell office:value-type="float" office:value="0.497802487061" calcext:value-type="float">
            <text:p>0.497802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A55]*[.B55]" office:value-type="float" office:value="128" calcext:value-type="float">
            <text:p>128</text:p>
          </table:table-cell>
          <table:table-cell table:formula="of:=[.A55]*SQRT([.B55])" office:value-type="float" office:value="45.254833995939" calcext:value-type="float">
            <text:p>45.2548339959</text:p>
          </table:table-cell>
          <table:table-cell office:value-type="float" office:value="1.93563157481" calcext:value-type="float">
            <text:p>1.9356315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56]*[.B56]" office:value-type="float" office:value="256" calcext:value-type="float">
            <text:p>256</text:p>
          </table:table-cell>
          <table:table-cell table:formula="of:=[.A56]*SQRT([.B56])" office:value-type="float" office:value="90.5096679918781" calcext:value-type="float">
            <text:p>90.5096679919</text:p>
          </table:table-cell>
          <table:table-cell office:value-type="float" office:value="2.54003013747" calcext:value-type="float">
            <text:p>2.5400301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A57]*[.B57]" office:value-type="float" office:value="512" calcext:value-type="float">
            <text:p>512</text:p>
          </table:table-cell>
          <table:table-cell table:formula="of:=[.A57]*SQRT([.B57])" office:value-type="float" office:value="181.019335983756" calcext:value-type="float">
            <text:p>181.0193359838</text:p>
          </table:table-cell>
          <table:table-cell office:value-type="float" office:value="1.68776339082" calcext:value-type="float">
            <text:p>1.6877633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formula="of:=[.A58]*[.B58]" office:value-type="float" office:value="768" calcext:value-type="float">
            <text:p>768</text:p>
          </table:table-cell>
          <table:table-cell table:formula="of:=[.A58]*SQRT([.B58])" office:value-type="float" office:value="271.529003975634" calcext:value-type="float">
            <text:p>271.5290039756</text:p>
          </table:table-cell>
          <table:table-cell office:value-type="float" office:value="1.12347374774" calcext:value-type="float">
            <text:p>1.1234737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formula="of:=[.A59]*[.B59]" office:value-type="float" office:value="1024" calcext:value-type="float">
            <text:p>1024</text:p>
          </table:table-cell>
          <table:table-cell table:formula="of:=[.A59]*SQRT([.B59])" office:value-type="float" office:value="362.038671967512" calcext:value-type="float">
            <text:p>362.0386719675</text:p>
          </table:table-cell>
          <table:table-cell office:value-type="float" office:value="0.657916190142" calcext:value-type="float">
            <text:p>0.6579161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formula="of:=[.A60]*[.B60]" office:value-type="float" office:value="1280" calcext:value-type="float">
            <text:p>1280</text:p>
          </table:table-cell>
          <table:table-cell table:formula="of:=[.A60]*SQRT([.B60])" office:value-type="float" office:value="452.54833995939" calcext:value-type="float">
            <text:p>452.5483399594</text:p>
          </table:table-cell>
          <table:table-cell office:value-type="float" office:value="0.457560336442" calcext:value-type="float">
            <text:p>0.4575603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formula="of:=[.A61]*[.B61]" office:value-type="float" office:value="1440" calcext:value-type="float">
            <text:p>1440</text:p>
          </table:table-cell>
          <table:table-cell table:formula="of:=[.A61]*SQRT([.B61])" office:value-type="float" office:value="509.116882454314" calcext:value-type="float">
            <text:p>509.1168824543</text:p>
          </table:table-cell>
          <table:table-cell office:value-type="float" office:value="0.401477151766" calcext:value-type="float">
            <text:p>0.4014771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formula="of:=[.A63]*[.B63]" office:value-type="float" office:value="8" calcext:value-type="float">
            <text:p>8</text:p>
          </table:table-cell>
          <table:table-cell table:formula="of:=[.A63]*SQRT([.B63])" office:value-type="float" office:value="2" calcext:value-type="float">
            <text:p>2</text:p>
          </table:table-cell>
          <table:table-cell office:value-type="float" office:value="0.0996570705329" calcext:value-type="float">
            <text:p>0.0996570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A64]*[.B64]" office:value-type="float" office:value="16" calcext:value-type="float">
            <text:p>16</text:p>
          </table:table-cell>
          <table:table-cell table:formula="of:=[.A64]*SQRT([.B64])" office:value-type="float" office:value="4" calcext:value-type="float">
            <text:p>4</text:p>
          </table:table-cell>
          <table:table-cell office:value-type="float" office:value="0.194380365701" calcext:value-type="float">
            <text:p>0.19438036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65]*[.B65]" office:value-type="float" office:value="32" calcext:value-type="float">
            <text:p>32</text:p>
          </table:table-cell>
          <table:table-cell table:formula="of:=[.A65]*SQRT([.B65])" office:value-type="float" office:value="8" calcext:value-type="float">
            <text:p>8</text:p>
          </table:table-cell>
          <table:table-cell office:value-type="float" office:value="0.415551222392" calcext:value-type="float">
            <text:p>0.4155512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A66]*[.B66]" office:value-type="float" office:value="64" calcext:value-type="float">
            <text:p>64</text:p>
          </table:table-cell>
          <table:table-cell table:formula="of:=[.A66]*SQRT([.B66])" office:value-type="float" office:value="16" calcext:value-type="float">
            <text:p>16</text:p>
          </table:table-cell>
          <table:table-cell office:value-type="float" office:value="0.817119620611" calcext:value-type="float">
            <text:p>0.8171196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A67]*[.B67]" office:value-type="float" office:value="256" calcext:value-type="float">
            <text:p>256</text:p>
          </table:table-cell>
          <table:table-cell table:formula="of:=[.A67]*SQRT([.B67])" office:value-type="float" office:value="64" calcext:value-type="float">
            <text:p>64</text:p>
          </table:table-cell>
          <table:table-cell office:value-type="float" office:value="2.25474486206" calcext:value-type="float">
            <text:p>2.2547448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A68]*[.B68]" office:value-type="float" office:value="512" calcext:value-type="float">
            <text:p>512</text:p>
          </table:table-cell>
          <table:table-cell table:formula="of:=[.A68]*SQRT([.B68])" office:value-type="float" office:value="128" calcext:value-type="float">
            <text:p>128</text:p>
          </table:table-cell>
          <table:table-cell office:value-type="float" office:value="2.30826317289" calcext:value-type="float">
            <text:p>2.3082631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A69]*[.B69]" office:value-type="float" office:value="1024" calcext:value-type="float">
            <text:p>1024</text:p>
          </table:table-cell>
          <table:table-cell table:formula="of:=[.A69]*SQRT([.B69])" office:value-type="float" office:value="256" calcext:value-type="float">
            <text:p>256</text:p>
          </table:table-cell>
          <table:table-cell office:value-type="float" office:value="1.15142581043" calcext:value-type="float">
            <text:p>1.1514258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formula="of:=[.A70]*[.B70]" office:value-type="float" office:value="1536" calcext:value-type="float">
            <text:p>1536</text:p>
          </table:table-cell>
          <table:table-cell table:formula="of:=[.A70]*SQRT([.B70])" office:value-type="float" office:value="384" calcext:value-type="float">
            <text:p>384</text:p>
          </table:table-cell>
          <table:table-cell office:value-type="float" office:value="0.643815143662" calcext:value-type="float">
            <text:p>0.6438151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[.A71]*[.B71]" office:value-type="float" office:value="2048" calcext:value-type="float">
            <text:p>2048</text:p>
          </table:table-cell>
          <table:table-cell table:formula="of:=[.A71]*SQRT([.B71])" office:value-type="float" office:value="512" calcext:value-type="float">
            <text:p>512</text:p>
          </table:table-cell>
          <table:table-cell office:value-type="float" office:value="0.375411657568" calcext:value-type="float">
            <text:p>0.3754116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[.A72]*[.B72]" office:value-type="float" office:value="2560" calcext:value-type="float">
            <text:p>2560</text:p>
          </table:table-cell>
          <table:table-cell table:formula="of:=[.A72]*SQRT([.B72])" office:value-type="float" office:value="640" calcext:value-type="float">
            <text:p>640</text:p>
          </table:table-cell>
          <table:table-cell office:value-type="float" office:value="0.249013251066" calcext:value-type="float">
            <text:p>0.2490132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formula="of:=[.A73]*[.B73]" office:value-type="float" office:value="2880" calcext:value-type="float">
            <text:p>2880</text:p>
          </table:table-cell>
          <table:table-cell table:formula="of:=[.A73]*SQRT([.B73])" office:value-type="float" office:value="720" calcext:value-type="float">
            <text:p>720</text:p>
          </table:table-cell>
          <table:table-cell office:value-type="float" office:value="0.20888746603" calcext:value-type="float">
            <text:p>0.208887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table:formula="of:=[.A75]*[.B75]" office:value-type="float" office:value="16" calcext:value-type="float">
            <text:p>16</text:p>
          </table:table-cell>
          <table:table-cell table:formula="of:=[.A75]*SQRT([.B75])" office:value-type="float" office:value="2.82842712474619" calcext:value-type="float">
            <text:p>2.8284271247</text:p>
          </table:table-cell>
          <table:table-cell office:value-type="float" office:value="0.146354606336" calcext:value-type="float">
            <text:p>0.1463546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A76]*[.B76]" office:value-type="float" office:value="32" calcext:value-type="float">
            <text:p>32</text:p>
          </table:table-cell>
          <table:table-cell table:formula="of:=[.A76]*SQRT([.B76])" office:value-type="float" office:value="5.65685424949238" calcext:value-type="float">
            <text:p>5.6568542495</text:p>
          </table:table-cell>
          <table:table-cell office:value-type="float" office:value="0.298366560778" calcext:value-type="float">
            <text:p>0.2983665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A77]*[.B77]" office:value-type="float" office:value="64" calcext:value-type="float">
            <text:p>64</text:p>
          </table:table-cell>
          <table:table-cell table:formula="of:=[.A77]*SQRT([.B77])" office:value-type="float" office:value="11.3137084989848" calcext:value-type="float">
            <text:p>11.313708499</text:p>
          </table:table-cell>
          <table:table-cell office:value-type="float" office:value="0.526644650999" calcext:value-type="float">
            <text:p>0.526644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A78]*[.B78]" office:value-type="float" office:value="128" calcext:value-type="float">
            <text:p>128</text:p>
          </table:table-cell>
          <table:table-cell table:formula="of:=[.A78]*SQRT([.B78])" office:value-type="float" office:value="22.6274169979695" calcext:value-type="float">
            <text:p>22.627416998</text:p>
          </table:table-cell>
          <table:table-cell office:value-type="float" office:value="1.0580529942" calcext:value-type="float">
            <text:p>1.0580529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A79]*[.B79]" office:value-type="float" office:value="512" calcext:value-type="float">
            <text:p>512</text:p>
          </table:table-cell>
          <table:table-cell table:formula="of:=[.A79]*SQRT([.B79])" office:value-type="float" office:value="90.5096679918781" calcext:value-type="float">
            <text:p>90.5096679919</text:p>
          </table:table-cell>
          <table:table-cell office:value-type="float" office:value="2.48813724307" calcext:value-type="float">
            <text:p>2.4881372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[.A80]*[.B80]" office:value-type="float" office:value="1024" calcext:value-type="float">
            <text:p>1024</text:p>
          </table:table-cell>
          <table:table-cell table:formula="of:=[.A80]*SQRT([.B80])" office:value-type="float" office:value="181.019335983756" calcext:value-type="float">
            <text:p>181.0193359838</text:p>
          </table:table-cell>
          <table:table-cell office:value-type="float" office:value="1.83303362896" calcext:value-type="float">
            <text:p>1.833033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[.A81]*[.B81]" office:value-type="float" office:value="2048" calcext:value-type="float">
            <text:p>2048</text:p>
          </table:table-cell>
          <table:table-cell table:formula="of:=[.A81]*SQRT([.B81])" office:value-type="float" office:value="362.038671967512" calcext:value-type="float">
            <text:p>362.0386719675</text:p>
          </table:table-cell>
          <table:table-cell office:value-type="float" office:value="0.677386426267" calcext:value-type="float">
            <text:p>0.6773864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formula="of:=[.A82]*[.B82]" office:value-type="float" office:value="3072" calcext:value-type="float">
            <text:p>3072</text:p>
          </table:table-cell>
          <table:table-cell table:formula="of:=[.A82]*SQRT([.B82])" office:value-type="float" office:value="543.058007951269" calcext:value-type="float">
            <text:p>543.0580079513</text:p>
          </table:table-cell>
          <table:table-cell office:value-type="float" office:value="0.370989817605" calcext:value-type="float">
            <text:p>0.3709898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[.A83]*[.B83]" office:value-type="float" office:value="4096" calcext:value-type="float">
            <text:p>4096</text:p>
          </table:table-cell>
          <table:table-cell table:formula="of:=[.A83]*SQRT([.B83])" office:value-type="float" office:value="724.077343935025" calcext:value-type="float">
            <text:p>724.077343935</text:p>
          </table:table-cell>
          <table:table-cell office:value-type="float" office:value="0.223565084766" calcext:value-type="float">
            <text:p>0.22356508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[.A84]*[.B84]" office:value-type="float" office:value="5120" calcext:value-type="float">
            <text:p>5120</text:p>
          </table:table-cell>
          <table:table-cell table:formula="of:=[.A84]*SQRT([.B84])" office:value-type="float" office:value="905.096679918781" calcext:value-type="float">
            <text:p>905.0966799188</text:p>
          </table:table-cell>
          <table:table-cell office:value-type="float" office:value="0.14404748793" calcext:value-type="float">
            <text:p>0.1440474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[.A85]*[.B85]" office:value-type="float" office:value="5760" calcext:value-type="float">
            <text:p>5760</text:p>
          </table:table-cell>
          <table:table-cell table:formula="of:=[.A85]*SQRT([.B85])" office:value-type="float" office:value="1018.23376490863" calcext:value-type="float">
            <text:p>1018.2337649086</text:p>
          </table:table-cell>
          <table:table-cell office:value-type="float" office:value="0.112443693888" calcext:value-type="float">
            <text:p>0.1124436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table:formula="of:=[.A87]*[.B87]" office:value-type="float" office:value="32" calcext:value-type="float">
            <text:p>32</text:p>
          </table:table-cell>
          <table:table-cell table:formula="of:=[.A87]*SQRT([.B87])" office:value-type="float" office:value="4" calcext:value-type="float">
            <text:p>4</text:p>
          </table:table-cell>
          <table:table-cell office:value-type="float" office:value="0.197225633048" calcext:value-type="float">
            <text:p>0.197225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A88]*[.B88]" office:value-type="float" office:value="64" calcext:value-type="float">
            <text:p>64</text:p>
          </table:table-cell>
          <table:table-cell table:formula="of:=[.A88]*SQRT([.B88])" office:value-type="float" office:value="8" calcext:value-type="float">
            <text:p>8</text:p>
          </table:table-cell>
          <table:table-cell office:value-type="float" office:value="0.370653144116" calcext:value-type="float">
            <text:p>0.3706531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[.A89]*[.B89]" office:value-type="float" office:value="128" calcext:value-type="float">
            <text:p>128</text:p>
          </table:table-cell>
          <table:table-cell table:formula="of:=[.A89]*SQRT([.B89])" office:value-type="float" office:value="16" calcext:value-type="float">
            <text:p>16</text:p>
          </table:table-cell>
          <table:table-cell office:value-type="float" office:value="0.759926003998" calcext:value-type="float">
            <text:p>0.759926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A90]*[.B90]" office:value-type="float" office:value="256" calcext:value-type="float">
            <text:p>256</text:p>
          </table:table-cell>
          <table:table-cell table:formula="of:=[.A90]*SQRT([.B90])" office:value-type="float" office:value="32" calcext:value-type="float">
            <text:p>32</text:p>
          </table:table-cell>
          <table:table-cell office:value-type="float" office:value="1.75186343333" calcext:value-type="float">
            <text:p>1.7518634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[.A91]*[.B91]" office:value-type="float" office:value="1024" calcext:value-type="float">
            <text:p>1024</text:p>
          </table:table-cell>
          <table:table-cell table:formula="of:=[.A91]*SQRT([.B91])" office:value-type="float" office:value="128" calcext:value-type="float">
            <text:p>128</text:p>
          </table:table-cell>
          <table:table-cell office:value-type="float" office:value="2.29717313067" calcext:value-type="float">
            <text:p>2.2971731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A92]*[.B92]" office:value-type="float" office:value="2048" calcext:value-type="float">
            <text:p>2048</text:p>
          </table:table-cell>
          <table:table-cell table:formula="of:=[.A92]*SQRT([.B92])" office:value-type="float" office:value="256" calcext:value-type="float">
            <text:p>256</text:p>
          </table:table-cell>
          <table:table-cell office:value-type="float" office:value="1.17942589283" calcext:value-type="float">
            <text:p>1.1794258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[.A93]*[.B93]" office:value-type="float" office:value="4096" calcext:value-type="float">
            <text:p>4096</text:p>
          </table:table-cell>
          <table:table-cell table:formula="of:=[.A93]*SQRT([.B93])" office:value-type="float" office:value="512" calcext:value-type="float">
            <text:p>512</text:p>
          </table:table-cell>
          <table:table-cell office:value-type="float" office:value="0.453439059578" calcext:value-type="float">
            <text:p>0.45343905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formula="of:=[.A94]*[.B94]" office:value-type="float" office:value="6144" calcext:value-type="float">
            <text:p>6144</text:p>
          </table:table-cell>
          <table:table-cell table:formula="of:=[.A94]*SQRT([.B94])" office:value-type="float" office:value="768" calcext:value-type="float">
            <text:p>768</text:p>
          </table:table-cell>
          <table:table-cell office:value-type="float" office:value="0.178540911981" calcext:value-type="float">
            <text:p>0.178540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[.A95]*[.B95]" office:value-type="float" office:value="8192" calcext:value-type="float">
            <text:p>8192</text:p>
          </table:table-cell>
          <table:table-cell table:formula="of:=[.A95]*SQRT([.B95])" office:value-type="float" office:value="1024" calcext:value-type="float">
            <text:p>1024</text:p>
          </table:table-cell>
          <table:table-cell office:value-type="float" office:value="0.113312084353" calcext:value-type="float">
            <text:p>0.1133120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table:formula="of:=[.A96]*[.B96]" office:value-type="float" office:value="10240" calcext:value-type="float">
            <text:p>10240</text:p>
          </table:table-cell>
          <table:table-cell table:formula="of:=[.A96]*SQRT([.B96])" office:value-type="float" office:value="1280" calcext:value-type="float">
            <text:p>1280</text:p>
          </table:table-cell>
          <table:table-cell office:value-type="float" office:value="0.0725654943388" calcext:value-type="float">
            <text:p>0.0725654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table:formula="of:=[.A97]*[.B97]" office:value-type="float" office:value="11520" calcext:value-type="float">
            <text:p>11520</text:p>
          </table:table-cell>
          <table:table-cell table:formula="of:=[.A97]*SQRT([.B97])" office:value-type="float" office:value="1440" calcext:value-type="float">
            <text:p>1440</text:p>
          </table:table-cell>
          <table:table-cell office:value-type="float" office:value="0.0542945302048" calcext:value-type="float">
            <text:p>0.0542945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table:formula="of:=[.A99]*[.B99]" office:value-type="float" office:value="48" calcext:value-type="float">
            <text:p>48</text:p>
          </table:table-cell>
          <table:table-cell table:formula="of:=[.A99]*SQRT([.B99])" office:value-type="float" office:value="4.89897948556636" calcext:value-type="float">
            <text:p>4.8989794856</text:p>
          </table:table-cell>
          <table:table-cell office:value-type="float" office:value="0.23803806149" calcext:value-type="float">
            <text:p>0.2380380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A100]*[.B100]" office:value-type="float" office:value="96" calcext:value-type="float">
            <text:p>96</text:p>
          </table:table-cell>
          <table:table-cell table:formula="of:=[.A100]*SQRT([.B100])" office:value-type="float" office:value="9.79795897113271" calcext:value-type="float">
            <text:p>9.7979589711</text:p>
          </table:table-cell>
          <table:table-cell office:value-type="float" office:value="0.491274461169" calcext:value-type="float">
            <text:p>0.4912744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[.A101]*[.B101]" office:value-type="float" office:value="192" calcext:value-type="float">
            <text:p>192</text:p>
          </table:table-cell>
          <table:table-cell table:formula="of:=[.A101]*SQRT([.B101])" office:value-type="float" office:value="19.5959179422654" calcext:value-type="float">
            <text:p>19.5959179423</text:p>
          </table:table-cell>
          <table:table-cell office:value-type="float" office:value="0.913691822355" calcext:value-type="float">
            <text:p>0.9136918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A102]*[.B102]" office:value-type="float" office:value="384" calcext:value-type="float">
            <text:p>384</text:p>
          </table:table-cell>
          <table:table-cell table:formula="of:=[.A102]*SQRT([.B102])" office:value-type="float" office:value="39.1918358845308" calcext:value-type="float">
            <text:p>39.1918358845</text:p>
          </table:table-cell>
          <table:table-cell office:value-type="float" office:value="1.64165385698" calcext:value-type="float">
            <text:p>1.641653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formula="of:=[.A103]*[.B103]" office:value-type="float" office:value="1536" calcext:value-type="float">
            <text:p>1536</text:p>
          </table:table-cell>
          <table:table-cell table:formula="of:=[.A103]*SQRT([.B103])" office:value-type="float" office:value="156.767343538123" calcext:value-type="float">
            <text:p>156.7673435381</text:p>
          </table:table-cell>
          <table:table-cell office:value-type="float" office:value="2.21653206746" calcext:value-type="float">
            <text:p>2.2165320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[.A104]*[.B104]" office:value-type="float" office:value="3072" calcext:value-type="float">
            <text:p>3072</text:p>
          </table:table-cell>
          <table:table-cell table:formula="of:=[.A104]*SQRT([.B104])" office:value-type="float" office:value="313.534687076247" calcext:value-type="float">
            <text:p>313.5346870762</text:p>
          </table:table-cell>
          <table:table-cell office:value-type="float" office:value="0.91255501943" calcext:value-type="float">
            <text:p>0.912555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formula="of:=[.A105]*[.B105]" office:value-type="float" office:value="6144" calcext:value-type="float">
            <text:p>6144</text:p>
          </table:table-cell>
          <table:table-cell table:formula="of:=[.A105]*SQRT([.B105])" office:value-type="float" office:value="627.069374152494" calcext:value-type="float">
            <text:p>627.0693741525</text:p>
          </table:table-cell>
          <table:table-cell office:value-type="float" office:value="0.309605440381" calcext:value-type="float">
            <text:p>0.3096054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[.A106]*[.B106]" office:value-type="float" office:value="9216" calcext:value-type="float">
            <text:p>9216</text:p>
          </table:table-cell>
          <table:table-cell table:formula="of:=[.A106]*SQRT([.B106])" office:value-type="float" office:value="940.60406122874" calcext:value-type="float">
            <text:p>940.6040612287</text:p>
          </table:table-cell>
          <table:table-cell office:value-type="float" office:value="0.147113398334" calcext:value-type="float">
            <text:p>0.1471133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formula="of:=[.A107]*[.B107]" office:value-type="float" office:value="12288" calcext:value-type="float">
            <text:p>12288</text:p>
          </table:table-cell>
          <table:table-cell table:formula="of:=[.A107]*SQRT([.B107])" office:value-type="float" office:value="1254.13874830499" calcext:value-type="float">
            <text:p>1254.138748305</text:p>
          </table:table-cell>
          <table:table-cell office:value-type="float" office:value="0.0756816685282" calcext:value-type="float">
            <text:p>0.0756816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table:formula="of:=[.A108]*[.B108]" office:value-type="float" office:value="15360" calcext:value-type="float">
            <text:p>15360</text:p>
          </table:table-cell>
          <table:table-cell table:formula="of:=[.A108]*SQRT([.B108])" office:value-type="float" office:value="1567.67343538123" calcext:value-type="float">
            <text:p>1567.6734353812</text:p>
          </table:table-cell>
          <table:table-cell office:value-type="float" office:value="0.0492108542853" calcext:value-type="float">
            <text:p>0.0492108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table:formula="of:=[.A109]*[.B109]" office:value-type="float" office:value="17280" calcext:value-type="float">
            <text:p>17280</text:p>
          </table:table-cell>
          <table:table-cell table:formula="of:=[.A109]*SQRT([.B109])" office:value-type="float" office:value="1763.63261480389" calcext:value-type="float">
            <text:p>1763.6326148039</text:p>
          </table:table-cell>
          <table:table-cell office:value-type="float" office:value="0.0436675059942" calcext:value-type="float">
            <text:p>0.043667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table:formula="of:=[.A111]*[.B111]" office:value-type="float" office:value="64" calcext:value-type="float">
            <text:p>64</text:p>
          </table:table-cell>
          <table:table-cell table:formula="of:=[.A111]*SQRT([.B111])" office:value-type="float" office:value="5.65685424949238" calcext:value-type="float">
            <text:p>5.6568542495</text:p>
          </table:table-cell>
          <table:table-cell office:value-type="float" office:value="0.299483958279" calcext:value-type="float">
            <text:p>0.2994839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[.A112]*[.B112]" office:value-type="float" office:value="128" calcext:value-type="float">
            <text:p>128</text:p>
          </table:table-cell>
          <table:table-cell table:formula="of:=[.A112]*SQRT([.B112])" office:value-type="float" office:value="11.3137084989848" calcext:value-type="float">
            <text:p>11.313708499</text:p>
          </table:table-cell>
          <table:table-cell office:value-type="float" office:value="0.587318969593" calcext:value-type="float">
            <text:p>0.5873189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[.A113]*[.B113]" office:value-type="float" office:value="256" calcext:value-type="float">
            <text:p>256</text:p>
          </table:table-cell>
          <table:table-cell table:formula="of:=[.A113]*SQRT([.B113])" office:value-type="float" office:value="22.6274169979695" calcext:value-type="float">
            <text:p>22.627416998</text:p>
          </table:table-cell>
          <table:table-cell office:value-type="float" office:value="1.12440045808" calcext:value-type="float">
            <text:p>1.1244004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formula="of:=[.A114]*[.B114]" office:value-type="float" office:value="512" calcext:value-type="float">
            <text:p>512</text:p>
          </table:table-cell>
          <table:table-cell table:formula="of:=[.A114]*SQRT([.B114])" office:value-type="float" office:value="45.254833995939" calcext:value-type="float">
            <text:p>45.2548339959</text:p>
          </table:table-cell>
          <table:table-cell office:value-type="float" office:value="1.98503210672" calcext:value-type="float">
            <text:p>1.9850321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[.A115]*[.B115]" office:value-type="float" office:value="2048" calcext:value-type="float">
            <text:p>2048</text:p>
          </table:table-cell>
          <table:table-cell table:formula="of:=[.A115]*SQRT([.B115])" office:value-type="float" office:value="181.019335983756" calcext:value-type="float">
            <text:p>181.0193359838</text:p>
          </table:table-cell>
          <table:table-cell office:value-type="float" office:value="1.83799250139" calcext:value-type="float">
            <text:p>1.837992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[.A116]*[.B116]" office:value-type="float" office:value="4096" calcext:value-type="float">
            <text:p>4096</text:p>
          </table:table-cell>
          <table:table-cell table:formula="of:=[.A116]*SQRT([.B116])" office:value-type="float" office:value="362.038671967512" calcext:value-type="float">
            <text:p>362.0386719675</text:p>
          </table:table-cell>
          <table:table-cell office:value-type="float" office:value="0.693045764998" calcext:value-type="float">
            <text:p>0.693045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A117]*[.B117]" office:value-type="float" office:value="8192" calcext:value-type="float">
            <text:p>8192</text:p>
          </table:table-cell>
          <table:table-cell table:formula="of:=[.A117]*SQRT([.B117])" office:value-type="float" office:value="724.077343935025" calcext:value-type="float">
            <text:p>724.077343935</text:p>
          </table:table-cell>
          <table:table-cell office:value-type="float" office:value="0.232092792313" calcext:value-type="float">
            <text:p>0.2320927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[.A118]*[.B118]" office:value-type="float" office:value="12288" calcext:value-type="float">
            <text:p>12288</text:p>
          </table:table-cell>
          <table:table-cell table:formula="of:=[.A118]*SQRT([.B118])" office:value-type="float" office:value="1086.11601590254" calcext:value-type="float">
            <text:p>1086.1160159025</text:p>
          </table:table-cell>
          <table:table-cell office:value-type="float" office:value="0.101123499618" calcext:value-type="float">
            <text:p>0.1011234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formula="of:=[.A119]*[.B119]" office:value-type="float" office:value="16384" calcext:value-type="float">
            <text:p>16384</text:p>
          </table:table-cell>
          <table:table-cell table:formula="of:=[.A119]*SQRT([.B119])" office:value-type="float" office:value="1448.15468787005" calcext:value-type="float">
            <text:p>1448.1546878701</text:p>
          </table:table-cell>
          <table:table-cell office:value-type="float" office:value="0.0576126839319" calcext:value-type="float">
            <text:p>0.0576126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table:formula="of:=[.A120]*[.B120]" office:value-type="float" office:value="20480" calcext:value-type="float">
            <text:p>20480</text:p>
          </table:table-cell>
          <table:table-cell table:formula="of:=[.A120]*SQRT([.B120])" office:value-type="float" office:value="1810.19335983756" calcext:value-type="float">
            <text:p>1810.1933598376</text:p>
          </table:table-cell>
          <table:table-cell office:value-type="float" office:value="0.0418288853967" calcext:value-type="float">
            <text:p>0.0418288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table:formula="of:=[.A121]*[.B121]" office:value-type="float" office:value="23040" calcext:value-type="float">
            <text:p>23040</text:p>
          </table:table-cell>
          <table:table-cell table:formula="of:=[.A121]*SQRT([.B121])" office:value-type="float" office:value="2036.46752981726" calcext:value-type="float">
            <text:p>2036.4675298173</text:p>
          </table:table-cell>
          <table:table-cell office:value-type="float" office:value="0.0295019433839" calcext:value-type="float">
            <text:p>0.0295019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table:formula="of:=[.A123]*[.B123]" office:value-type="float" office:value="128" calcext:value-type="float">
            <text:p>128</text:p>
          </table:table-cell>
          <table:table-cell table:formula="of:=[.A123]*SQRT([.B123])" office:value-type="float" office:value="8" calcext:value-type="float">
            <text:p>8</text:p>
          </table:table-cell>
          <table:table-cell office:value-type="float" office:value="0.390174318171" calcext:value-type="float">
            <text:p>0.3901743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formula="of:=[.A124]*[.B124]" office:value-type="float" office:value="256" calcext:value-type="float">
            <text:p>256</text:p>
          </table:table-cell>
          <table:table-cell table:formula="of:=[.A124]*SQRT([.B124])" office:value-type="float" office:value="16" calcext:value-type="float">
            <text:p>16</text:p>
          </table:table-cell>
          <table:table-cell office:value-type="float" office:value="0.680098444505" calcext:value-type="float">
            <text:p>0.6800984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[.A125]*[.B125]" office:value-type="float" office:value="512" calcext:value-type="float">
            <text:p>512</text:p>
          </table:table-cell>
          <table:table-cell table:formula="of:=[.A125]*SQRT([.B125])" office:value-type="float" office:value="32" calcext:value-type="float">
            <text:p>32</text:p>
          </table:table-cell>
          <table:table-cell office:value-type="float" office:value="1.52585279855" calcext:value-type="float">
            <text:p>1.5258527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formula="of:=[.A126]*[.B126]" office:value-type="float" office:value="1024" calcext:value-type="float">
            <text:p>1024</text:p>
          </table:table-cell>
          <table:table-cell table:formula="of:=[.A126]*SQRT([.B126])" office:value-type="float" office:value="64" calcext:value-type="float">
            <text:p>64</text:p>
          </table:table-cell>
          <table:table-cell office:value-type="float" office:value="2.30107372097" calcext:value-type="float">
            <text:p>2.301073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[.A127]*[.B127]" office:value-type="float" office:value="4096" calcext:value-type="float">
            <text:p>4096</text:p>
          </table:table-cell>
          <table:table-cell table:formula="of:=[.A127]*SQRT([.B127])" office:value-type="float" office:value="256" calcext:value-type="float">
            <text:p>256</text:p>
          </table:table-cell>
          <table:table-cell office:value-type="float" office:value="1.23508305278" calcext:value-type="float">
            <text:p>1.2350830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formula="of:=[.A128]*[.B128]" office:value-type="float" office:value="8192" calcext:value-type="float">
            <text:p>8192</text:p>
          </table:table-cell>
          <table:table-cell table:formula="of:=[.A128]*SQRT([.B128])" office:value-type="float" office:value="512" calcext:value-type="float">
            <text:p>512</text:p>
          </table:table-cell>
          <table:table-cell office:value-type="float" office:value="0.453821337299" calcext:value-type="float">
            <text:p>0.4538213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formula="of:=[.A129]*[.B129]" office:value-type="float" office:value="16384" calcext:value-type="float">
            <text:p>16384</text:p>
          </table:table-cell>
          <table:table-cell table:formula="of:=[.A129]*SQRT([.B129])" office:value-type="float" office:value="1024" calcext:value-type="float">
            <text:p>1024</text:p>
          </table:table-cell>
          <table:table-cell office:value-type="float" office:value="0.11926478831" calcext:value-type="float">
            <text:p>0.1192647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table:formula="of:=[.A130]*[.B130]" office:value-type="float" office:value="24576" calcext:value-type="float">
            <text:p>24576</text:p>
          </table:table-cell>
          <table:table-cell table:formula="of:=[.A130]*SQRT([.B130])" office:value-type="float" office:value="1536" calcext:value-type="float">
            <text:p>1536</text:p>
          </table:table-cell>
          <table:table-cell office:value-type="float" office:value="0.0568734460829" calcext:value-type="float">
            <text:p>0.0568734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[.A131]*[.B131]" office:value-type="float" office:value="32768" calcext:value-type="float">
            <text:p>32768</text:p>
          </table:table-cell>
          <table:table-cell table:formula="of:=[.A131]*SQRT([.B131])" office:value-type="float" office:value="2048" calcext:value-type="float">
            <text:p>2048</text:p>
          </table:table-cell>
          <table:table-cell office:value-type="float" office:value="0.0314916716004" calcext:value-type="float">
            <text:p>0.0314916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table:formula="of:=[.A132]*[.B132]" office:value-type="float" office:value="40960" calcext:value-type="float">
            <text:p>40960</text:p>
          </table:table-cell>
          <table:table-cell table:formula="of:=[.A132]*SQRT([.B132])" office:value-type="float" office:value="2560" calcext:value-type="float">
            <text:p>2560</text:p>
          </table:table-cell>
          <table:table-cell office:value-type="float" office:value="0.0190438964582" calcext:value-type="float">
            <text:p>0.0190438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6" calcext:value-type="float">
            <text:p>256</text:p>
          </table:table-cell>
          <table:table-cell table:formula="of:=[.A133]*[.B133]" office:value-type="float" office:value="46080" calcext:value-type="float">
            <text:p>46080</text:p>
          </table:table-cell>
          <table:table-cell table:formula="of:=[.A133]*SQRT([.B133])" office:value-type="float" office:value="2880" calcext:value-type="float">
            <text:p>2880</text:p>
          </table:table-cell>
          <table:table-cell office:value-type="float" office:value="0.01515892984" calcext:value-type="float">
            <text:p>0.0151589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12" calcext:value-type="float">
            <text:p>512</text:p>
          </table:table-cell>
          <table:table-cell table:formula="of:=[.A135]*[.B135]" office:value-type="float" office:value="256" calcext:value-type="float">
            <text:p>256</text:p>
          </table:table-cell>
          <table:table-cell table:formula="of:=[.A135]*SQRT([.B135])" office:value-type="float" office:value="11.3137084989848" calcext:value-type="float">
            <text:p>11.313708499</text:p>
          </table:table-cell>
          <table:table-cell office:value-type="float" office:value="0.618211993445" calcext:value-type="float">
            <text:p>0.6182119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[.A136]*[.B136]" office:value-type="float" office:value="512" calcext:value-type="float">
            <text:p>512</text:p>
          </table:table-cell>
          <table:table-cell table:formula="of:=[.A136]*SQRT([.B136])" office:value-type="float" office:value="22.6274169979695" calcext:value-type="float">
            <text:p>22.627416998</text:p>
          </table:table-cell>
          <table:table-cell office:value-type="float" office:value="1.17938247413" calcext:value-type="float">
            <text:p>1.1793824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table:formula="of:=[.A137]*[.B137]" office:value-type="float" office:value="1024" calcext:value-type="float">
            <text:p>1024</text:p>
          </table:table-cell>
          <table:table-cell table:formula="of:=[.A137]*SQRT([.B137])" office:value-type="float" office:value="45.254833995939" calcext:value-type="float">
            <text:p>45.2548339959</text:p>
          </table:table-cell>
          <table:table-cell office:value-type="float" office:value="1.8853533065" calcext:value-type="float">
            <text:p>1.8853533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formula="of:=[.A138]*[.B138]" office:value-type="float" office:value="2048" calcext:value-type="float">
            <text:p>2048</text:p>
          </table:table-cell>
          <table:table-cell table:formula="of:=[.A138]*SQRT([.B138])" office:value-type="float" office:value="90.5096679918781" calcext:value-type="float">
            <text:p>90.5096679919</text:p>
          </table:table-cell>
          <table:table-cell office:value-type="float" office:value="2.51530675678" calcext:value-type="float">
            <text:p>2.5153067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formula="of:=[.A139]*[.B139]" office:value-type="float" office:value="8192" calcext:value-type="float">
            <text:p>8192</text:p>
          </table:table-cell>
          <table:table-cell table:formula="of:=[.A139]*SQRT([.B139])" office:value-type="float" office:value="362.038671967512" calcext:value-type="float">
            <text:p>362.0386719675</text:p>
          </table:table-cell>
          <table:table-cell office:value-type="float" office:value="0.778453009966" calcext:value-type="float">
            <text:p>0.77845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formula="of:=[.A140]*[.B140]" office:value-type="float" office:value="16384" calcext:value-type="float">
            <text:p>16384</text:p>
          </table:table-cell>
          <table:table-cell table:formula="of:=[.A140]*SQRT([.B140])" office:value-type="float" office:value="724.077343935025" calcext:value-type="float">
            <text:p>724.077343935</text:p>
          </table:table-cell>
          <table:table-cell office:value-type="float" office:value="0.247677211731" calcext:value-type="float">
            <text:p>0.2476772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[.A141]*[.B141]" office:value-type="float" office:value="32768" calcext:value-type="float">
            <text:p>32768</text:p>
          </table:table-cell>
          <table:table-cell table:formula="of:=[.A141]*SQRT([.B141])" office:value-type="float" office:value="1448.15468787005" calcext:value-type="float">
            <text:p>1448.1546878701</text:p>
          </table:table-cell>
          <table:table-cell office:value-type="float" office:value="0.0666080026065" calcext:value-type="float">
            <text:p>0.0666080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table:formula="of:=[.A142]*[.B142]" office:value-type="float" office:value="49152" calcext:value-type="float">
            <text:p>49152</text:p>
          </table:table-cell>
          <table:table-cell table:formula="of:=[.A142]*SQRT([.B142])" office:value-type="float" office:value="2172.23203180507" calcext:value-type="float">
            <text:p>2172.2320318051</text:p>
          </table:table-cell>
          <table:table-cell office:value-type="float" office:value="0.0273204860584" calcext:value-type="float">
            <text:p>0.0273204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[.A143]*[.B143]" office:value-type="float" office:value="65536" calcext:value-type="float">
            <text:p>65536</text:p>
          </table:table-cell>
          <table:table-cell table:formula="of:=[.A143]*SQRT([.B143])" office:value-type="float" office:value="2896.3093757401" calcext:value-type="float">
            <text:p>2896.3093757401</text:p>
          </table:table-cell>
          <table:table-cell office:value-type="float" office:value="0.0157118619584" calcext:value-type="float">
            <text:p>0.015711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table:formula="of:=[.A144]*[.B144]" office:value-type="float" office:value="81920" calcext:value-type="float">
            <text:p>81920</text:p>
          </table:table-cell>
          <table:table-cell table:formula="of:=[.A144]*SQRT([.B144])" office:value-type="float" office:value="3620.38671967512" calcext:value-type="float">
            <text:p>3620.3867196751</text:p>
          </table:table-cell>
          <table:table-cell office:value-type="float" office:value="0.00997494144975" calcext:value-type="float">
            <text:p>0.0099749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table:formula="of:=[.A145]*[.B145]" office:value-type="float" office:value="92160" calcext:value-type="float">
            <text:p>92160</text:p>
          </table:table-cell>
          <table:table-cell table:formula="of:=[.A145]*SQRT([.B145])" office:value-type="float" office:value="4072.93505963451" calcext:value-type="float">
            <text:p>4072.9350596345</text:p>
          </table:table-cell>
          <table:table-cell office:value-type="float" office:value="0.00757548302182" calcext:value-type="float">
            <text:p>0.007575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24" calcext:value-type="float">
            <text:p>1024</text:p>
          </table:table-cell>
          <table:table-cell table:formula="of:=[.A147]*[.B147]" office:value-type="float" office:value="512" calcext:value-type="float">
            <text:p>512</text:p>
          </table:table-cell>
          <table:table-cell table:formula="of:=[.A147]*SQRT([.B147])" office:value-type="float" office:value="16" calcext:value-type="float">
            <text:p>16</text:p>
          </table:table-cell>
          <table:table-cell office:value-type="float" office:value="0.820491757948" calcext:value-type="float">
            <text:p>0.8204917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formula="of:=[.A148]*[.B148]" office:value-type="float" office:value="1024" calcext:value-type="float">
            <text:p>1024</text:p>
          </table:table-cell>
          <table:table-cell table:formula="of:=[.A148]*SQRT([.B148])" office:value-type="float" office:value="32" calcext:value-type="float">
            <text:p>32</text:p>
          </table:table-cell>
          <table:table-cell office:value-type="float" office:value="1.60143269724" calcext:value-type="float">
            <text:p>1.6014326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formula="of:=[.A149]*[.B149]" office:value-type="float" office:value="2048" calcext:value-type="float">
            <text:p>2048</text:p>
          </table:table-cell>
          <table:table-cell table:formula="of:=[.A149]*SQRT([.B149])" office:value-type="float" office:value="64" calcext:value-type="float">
            <text:p>64</text:p>
          </table:table-cell>
          <table:table-cell office:value-type="float" office:value="2.3128704613" calcext:value-type="float">
            <text:p>2.3128704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formula="of:=[.A150]*[.B150]" office:value-type="float" office:value="4096" calcext:value-type="float">
            <text:p>4096</text:p>
          </table:table-cell>
          <table:table-cell table:formula="of:=[.A150]*SQRT([.B150])" office:value-type="float" office:value="128" calcext:value-type="float">
            <text:p>128</text:p>
          </table:table-cell>
          <table:table-cell office:value-type="float" office:value="2.34705149893" calcext:value-type="float">
            <text:p>2.347051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formula="of:=[.A151]*[.B151]" office:value-type="float" office:value="16384" calcext:value-type="float">
            <text:p>16384</text:p>
          </table:table-cell>
          <table:table-cell table:formula="of:=[.A151]*SQRT([.B151])" office:value-type="float" office:value="512" calcext:value-type="float">
            <text:p>512</text:p>
          </table:table-cell>
          <table:table-cell office:value-type="float" office:value="0.419324800254" calcext:value-type="float">
            <text:p>0.4193248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formula="of:=[.A152]*[.B152]" office:value-type="float" office:value="32768" calcext:value-type="float">
            <text:p>32768</text:p>
          </table:table-cell>
          <table:table-cell table:formula="of:=[.A152]*SQRT([.B152])" office:value-type="float" office:value="1024" calcext:value-type="float">
            <text:p>1024</text:p>
          </table:table-cell>
          <table:table-cell office:value-type="float" office:value="0.113755431483" calcext:value-type="float">
            <text:p>0.1137554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formula="of:=[.A153]*[.B153]" office:value-type="float" office:value="65536" calcext:value-type="float">
            <text:p>65536</text:p>
          </table:table-cell>
          <table:table-cell table:formula="of:=[.A153]*SQRT([.B153])" office:value-type="float" office:value="2048" calcext:value-type="float">
            <text:p>2048</text:p>
          </table:table-cell>
          <table:table-cell office:value-type="float" office:value="0.0339614368318" calcext:value-type="float">
            <text:p>0.0339614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4" calcext:value-type="float">
            <text:p>1024</text:p>
          </table:table-cell>
          <table:table-cell table:formula="of:=[.A154]*[.B154]" office:value-type="float" office:value="98304" calcext:value-type="float">
            <text:p>98304</text:p>
          </table:table-cell>
          <table:table-cell table:formula="of:=[.A154]*SQRT([.B154])" office:value-type="float" office:value="3072" calcext:value-type="float">
            <text:p>3072</text:p>
          </table:table-cell>
          <table:table-cell office:value-type="float" office:value="0.0149757060788" calcext:value-type="float">
            <text:p>0.0149757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formula="of:=[.A155]*[.B155]" office:value-type="float" office:value="131072" calcext:value-type="float">
            <text:p>131072</text:p>
          </table:table-cell>
          <table:table-cell table:formula="of:=[.A155]*SQRT([.B155])" office:value-type="float" office:value="4096" calcext:value-type="float">
            <text:p>4096</text:p>
          </table:table-cell>
          <table:table-cell office:value-type="float" office:value="0.00790461608537" calcext:value-type="float">
            <text:p>0.0079046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table:formula="of:=[.A156]*[.B156]" office:value-type="float" office:value="163840" calcext:value-type="float">
            <text:p>163840</text:p>
          </table:table-cell>
          <table:table-cell table:formula="of:=[.A156]*SQRT([.B156])" office:value-type="float" office:value="5120" calcext:value-type="float">
            <text:p>5120</text:p>
          </table:table-cell>
          <table:table-cell office:value-type="float" office:value="0.00488753372221" calcext:value-type="float">
            <text:p>0.0048875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24" calcext:value-type="float">
            <text:p>1024</text:p>
          </table:table-cell>
          <table:table-cell table:formula="of:=[.A157]*[.B157]" office:value-type="float" office:value="184320" calcext:value-type="float">
            <text:p>184320</text:p>
          </table:table-cell>
          <table:table-cell table:formula="of:=[.A157]*SQRT([.B157])" office:value-type="float" office:value="5760" calcext:value-type="float">
            <text:p>5760</text:p>
          </table:table-cell>
          <table:table-cell office:value-type="float" office:value="0.00371095142092" calcext:value-type="float">
            <text:p>0.0037109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48" calcext:value-type="float">
            <text:p>2048</text:p>
          </table:table-cell>
          <table:table-cell table:formula="of:=[.A159]*[.B159]" office:value-type="float" office:value="1024" calcext:value-type="float">
            <text:p>1024</text:p>
          </table:table-cell>
          <table:table-cell table:formula="of:=[.A159]*SQRT([.B159])" office:value-type="float" office:value="22.6274169979695" calcext:value-type="float">
            <text:p>22.627416998</text:p>
          </table:table-cell>
          <table:table-cell office:value-type="float" office:value="1.08817327294" calcext:value-type="float">
            <text:p>1.0881732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table:formula="of:=[.A160]*[.B160]" office:value-type="float" office:value="2048" calcext:value-type="float">
            <text:p>2048</text:p>
          </table:table-cell>
          <table:table-cell table:formula="of:=[.A160]*SQRT([.B160])" office:value-type="float" office:value="45.254833995939" calcext:value-type="float">
            <text:p>45.2548339959</text:p>
          </table:table-cell>
          <table:table-cell office:value-type="float" office:value="2.08879197967" calcext:value-type="float">
            <text:p>2.0887919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table:formula="of:=[.A161]*[.B161]" office:value-type="float" office:value="4096" calcext:value-type="float">
            <text:p>4096</text:p>
          </table:table-cell>
          <table:table-cell table:formula="of:=[.A161]*SQRT([.B161])" office:value-type="float" office:value="90.5096679918781" calcext:value-type="float">
            <text:p>90.5096679919</text:p>
          </table:table-cell>
          <table:table-cell office:value-type="float" office:value="2.44612822102" calcext:value-type="float">
            <text:p>2.446128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table:formula="of:=[.A162]*[.B162]" office:value-type="float" office:value="8192" calcext:value-type="float">
            <text:p>8192</text:p>
          </table:table-cell>
          <table:table-cell table:formula="of:=[.A162]*SQRT([.B162])" office:value-type="float" office:value="181.019335983756" calcext:value-type="float">
            <text:p>181.0193359838</text:p>
          </table:table-cell>
          <table:table-cell office:value-type="float" office:value="1.7764431524" calcext:value-type="float">
            <text:p>1.7764431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formula="of:=[.A163]*[.B163]" office:value-type="float" office:value="32768" calcext:value-type="float">
            <text:p>32768</text:p>
          </table:table-cell>
          <table:table-cell table:formula="of:=[.A163]*SQRT([.B163])" office:value-type="float" office:value="724.077343935025" calcext:value-type="float">
            <text:p>724.077343935</text:p>
          </table:table-cell>
          <table:table-cell office:value-type="float" office:value="0.237782740184" calcext:value-type="float">
            <text:p>0.2377827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table:formula="of:=[.A164]*[.B164]" office:value-type="float" office:value="65536" calcext:value-type="float">
            <text:p>65536</text:p>
          </table:table-cell>
          <table:table-cell table:formula="of:=[.A164]*SQRT([.B164])" office:value-type="float" office:value="1448.15468787005" calcext:value-type="float">
            <text:p>1448.1546878701</text:p>
          </table:table-cell>
          <table:table-cell office:value-type="float" office:value="0.0637376678498" calcext:value-type="float">
            <text:p>0.0637376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table:formula="of:=[.A165]*[.B165]" office:value-type="float" office:value="131072" calcext:value-type="float">
            <text:p>131072</text:p>
          </table:table-cell>
          <table:table-cell table:formula="of:=[.A165]*SQRT([.B165])" office:value-type="float" office:value="2896.3093757401" calcext:value-type="float">
            <text:p>2896.3093757401</text:p>
          </table:table-cell>
          <table:table-cell office:value-type="float" office:value="0.0167821733519" calcext:value-type="float">
            <text:p>0.0167821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48" calcext:value-type="float">
            <text:p>2048</text:p>
          </table:table-cell>
          <table:table-cell table:formula="of:=[.A166]*[.B166]" office:value-type="float" office:value="196608" calcext:value-type="float">
            <text:p>196608</text:p>
          </table:table-cell>
          <table:table-cell table:formula="of:=[.A166]*SQRT([.B166])" office:value-type="float" office:value="4344.46406361015" calcext:value-type="float">
            <text:p>4344.4640636102</text:p>
          </table:table-cell>
          <table:table-cell office:value-type="float" office:value="0.00665180491163" calcext:value-type="float">
            <text:p>0.0066518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table:formula="of:=[.A167]*[.B167]" office:value-type="float" office:value="262144" calcext:value-type="float">
            <text:p>262144</text:p>
          </table:table-cell>
          <table:table-cell table:formula="of:=[.A167]*SQRT([.B167])" office:value-type="float" office:value="5792.6187514802" calcext:value-type="float">
            <text:p>5792.6187514802</text:p>
          </table:table-cell>
          <table:table-cell office:value-type="float" office:value="0.00419843413842" calcext:value-type="float">
            <text:p>0.0041984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table:formula="of:=[.A168]*[.B168]" office:value-type="float" office:value="327680" calcext:value-type="float">
            <text:p>327680</text:p>
          </table:table-cell>
          <table:table-cell table:formula="of:=[.A168]*SQRT([.B168])" office:value-type="float" office:value="7240.77343935025" calcext:value-type="float">
            <text:p>7240.7734393503</text:p>
          </table:table-cell>
          <table:table-cell office:value-type="float" office:value="0.0025343894454" calcext:value-type="float">
            <text:p>0.002534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48" calcext:value-type="float">
            <text:p>2048</text:p>
          </table:table-cell>
          <table:table-cell table:formula="of:=[.A169]*[.B169]" office:value-type="float" office:value="368640" calcext:value-type="float">
            <text:p>368640</text:p>
          </table:table-cell>
          <table:table-cell table:formula="of:=[.A169]*SQRT([.B169])" office:value-type="float" office:value="8145.87011926903" calcext:value-type="float">
            <text:p>8145.870119269</text:p>
          </table:table-cell>
          <table:table-cell office:value-type="float" office:value="0.00191084057725" calcext:value-type="float">
            <text:p>0.0019108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96" calcext:value-type="float">
            <text:p>4096</text:p>
          </table:table-cell>
          <table:table-cell table:formula="of:=[.A171]*[.B171]" office:value-type="float" office:value="2048" calcext:value-type="float">
            <text:p>2048</text:p>
          </table:table-cell>
          <table:table-cell table:formula="of:=[.A171]*SQRT([.B171])" office:value-type="float" office:value="32" calcext:value-type="float">
            <text:p>32</text:p>
          </table:table-cell>
          <table:table-cell office:value-type="float" office:value="1.56190944688" calcext:value-type="float">
            <text:p>1.5619094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formula="of:=[.A172]*[.B172]" office:value-type="float" office:value="4096" calcext:value-type="float">
            <text:p>4096</text:p>
          </table:table-cell>
          <table:table-cell table:formula="of:=[.A172]*SQRT([.B172])" office:value-type="float" office:value="64" calcext:value-type="float">
            <text:p>64</text:p>
          </table:table-cell>
          <table:table-cell office:value-type="float" office:value="2.22561793325" calcext:value-type="float">
            <text:p>2.2256179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formula="of:=[.A173]*[.B173]" office:value-type="float" office:value="8192" calcext:value-type="float">
            <text:p>8192</text:p>
          </table:table-cell>
          <table:table-cell table:formula="of:=[.A173]*SQRT([.B173])" office:value-type="float" office:value="128" calcext:value-type="float">
            <text:p>128</text:p>
          </table:table-cell>
          <table:table-cell office:value-type="float" office:value="2.33785382201" calcext:value-type="float">
            <text:p>2.337853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formula="of:=[.A174]*[.B174]" office:value-type="float" office:value="16384" calcext:value-type="float">
            <text:p>16384</text:p>
          </table:table-cell>
          <table:table-cell table:formula="of:=[.A174]*SQRT([.B174])" office:value-type="float" office:value="256" calcext:value-type="float">
            <text:p>256</text:p>
          </table:table-cell>
          <table:table-cell office:value-type="float" office:value="1.15346618641" calcext:value-type="float">
            <text:p>1.1534661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formula="of:=[.A175]*[.B175]" office:value-type="float" office:value="65536" calcext:value-type="float">
            <text:p>65536</text:p>
          </table:table-cell>
          <table:table-cell table:formula="of:=[.A175]*SQRT([.B175])" office:value-type="float" office:value="1024" calcext:value-type="float">
            <text:p>1024</text:p>
          </table:table-cell>
          <table:table-cell office:value-type="float" office:value="0.137948057087" calcext:value-type="float">
            <text:p>0.1379480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formula="of:=[.A176]*[.B176]" office:value-type="float" office:value="131072" calcext:value-type="float">
            <text:p>131072</text:p>
          </table:table-cell>
          <table:table-cell table:formula="of:=[.A176]*SQRT([.B176])" office:value-type="float" office:value="2048" calcext:value-type="float">
            <text:p>2048</text:p>
          </table:table-cell>
          <table:table-cell office:value-type="float" office:value="0.0355181097832" calcext:value-type="float">
            <text:p>0.0355181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formula="of:=[.A177]*[.B177]" office:value-type="float" office:value="262144" calcext:value-type="float">
            <text:p>262144</text:p>
          </table:table-cell>
          <table:table-cell table:formula="of:=[.A177]*SQRT([.B177])" office:value-type="float" office:value="4096" calcext:value-type="float">
            <text:p>4096</text:p>
          </table:table-cell>
          <table:table-cell office:value-type="float" office:value="0.00882971620752" calcext:value-type="float">
            <text:p>0.0088297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table:formula="of:=[.A178]*[.B178]" office:value-type="float" office:value="393216" calcext:value-type="float">
            <text:p>393216</text:p>
          </table:table-cell>
          <table:table-cell table:formula="of:=[.A178]*SQRT([.B178])" office:value-type="float" office:value="6144" calcext:value-type="float">
            <text:p>6144</text:p>
          </table:table-cell>
          <table:table-cell office:value-type="float" office:value="0.00388073796402" calcext:value-type="float">
            <text:p>0.003880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formula="of:=[.A179]*[.B179]" office:value-type="float" office:value="524288" calcext:value-type="float">
            <text:p>524288</text:p>
          </table:table-cell>
          <table:table-cell table:formula="of:=[.A179]*SQRT([.B179])" office:value-type="float" office:value="8192" calcext:value-type="float">
            <text:p>8192</text:p>
          </table:table-cell>
          <table:table-cell office:value-type="float" office:value="0.00197015952169" calcext:value-type="float">
            <text:p>0.0019701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96" calcext:value-type="float">
            <text:p>4096</text:p>
          </table:table-cell>
          <table:table-cell table:formula="of:=[.A180]*[.B180]" office:value-type="float" office:value="655360" calcext:value-type="float">
            <text:p>655360</text:p>
          </table:table-cell>
          <table:table-cell table:formula="of:=[.A180]*SQRT([.B180])" office:value-type="float" office:value="10240" calcext:value-type="float">
            <text:p>10240</text:p>
          </table:table-cell>
          <table:table-cell office:value-type="float" office:value="0.00122183433705" calcext:value-type="float">
            <text:p>0.0012218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96" calcext:value-type="float">
            <text:p>4096</text:p>
          </table:table-cell>
          <table:table-cell table:formula="of:=[.A181]*[.B181]" office:value-type="float" office:value="737280" calcext:value-type="float">
            <text:p>737280</text:p>
          </table:table-cell>
          <table:table-cell table:formula="of:=[.A181]*SQRT([.B181])" office:value-type="float" office:value="11520" calcext:value-type="float">
            <text:p>11520</text:p>
          </table:table-cell>
          <table:table-cell office:value-type="float" office:value="0.00102581053005" calcext:value-type="float">
            <text:p>0.001025810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2T18:03:11.371937050</dc:date>
    <meta:editing-duration>PT5M50S</meta:editing-duration>
    <meta:editing-cycles>2</meta:editing-cycles>
    <meta:generator>LibreOffice/5.1.6.2$Linux_X86_64 LibreOffice_project/10m0$Build-2</meta:generator>
    <meta:document-statistic meta:table-count="1" meta:cell-count="11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737cm" svg:height="21.523cm" xlink:href=".." xlink:type="simple" chart:class="chart:scatter" chart:style-name="ch1">
        <chart:plot-area chart:style-name="ch2" table:cell-range-address="quadApprox.D1:quadApprox.E181" chart:data-source-has-labels="row" svg:x="0.694cm" svg:y="0.43cm" svg:width="33.349cm" svg:height="20.663cm">
          <chartooo:coordinate-region svg:x="1.792cm" svg:y="0.629cm" svg:width="31.693cm" svg:height="19.8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quadApprox.E3:quadApprox.E181" chart:label-cell-address="quadApprox.E1:quadApprox.E2" chart:class="chart:scatter">
            <chart:domain table:cell-range-address="quadApprox.D3:quadApprox.D181"/>
            <chart:data-point chart:repeated="17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x</text:p>
                <text:list>
                  <text:list-item>
                    <text:p>ax</text:p>
                  </text:list-item>
                  <text:list-item>
                    <text:p/>
                  </text:list-item>
                </text:list>
                <draw:g>
                  <svg:desc>quadApprox.E1:quadApprox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3553390593274">
                <text:p>0.353553390593274</text:p>
                <draw:g>
                  <svg:desc>quadApprox.D3:quadApprox.D181</svg:desc>
                </draw:g>
              </table:table-cell>
              <table:table-cell office:value-type="float" office:value="0.0191245157378">
                <text:p>0.0191245157378</text:p>
                <draw:g>
                  <svg:desc>quadApprox.E3:quadApprox.E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357595841772">
                <text:p>0.0357595841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0.073877682767">
                <text:p>0.073877682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0.146503993759">
                <text:p>0.146503993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0.612057424491">
                <text:p>0.612057424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1.16635930713">
                <text:p>1.16635930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2.05338235402">
                <text:p>2.05338235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822509939086">
                <text:p>67.8822509939086</text:p>
              </table:table-cell>
              <table:table-cell office:value-type="float" office:value="2.46362526156">
                <text:p>2.46362526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2.54838301916">
                <text:p>2.54838301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2.27359032694">
                <text:p>2.27359032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279220613579">
                <text:p>127.279220613579</text:p>
              </table:table-cell>
              <table:table-cell office:value-type="float" office:value="2.14359520043">
                <text:p>2.14359520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0.0255101114022">
                <text:p>0.0255101114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533453353059">
                <text:p>0.0533453353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104131356495">
                <text:p>0.104131356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205426774342">
                <text:p>0.2054267743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61457389485">
                <text:p>0.861457389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1.46377357586">
                <text:p>1.46377357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2.31288071975">
                <text:p>2.31288071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2.45183736555">
                <text:p>2.45183736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2.30058969685">
                <text:p>2.30058969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">
                <text:p>160</text:p>
              </table:table-cell>
              <table:table-cell office:value-type="float" office:value="1.90443156762">
                <text:p>1.90443156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1.79321517629">
                <text:p>1.79321517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388356618931">
                <text:p>0.03883566189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0.0774646510084">
                <text:p>0.0774646510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0.146330209084">
                <text:p>0.146330209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.311906066702">
                <text:p>0.311906066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1.22717726336">
                <text:p>1.22717726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1.84489512266">
                <text:p>1.84489512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2.66338391114">
                <text:p>2.66338391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.764501987817">
                <text:p>135.764501987817</text:p>
              </table:table-cell>
              <table:table-cell office:value-type="float" office:value="2.1869666255">
                <text:p>2.1869666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.019335983756">
                <text:p>181.019335983756</text:p>
              </table:table-cell>
              <table:table-cell office:value-type="float" office:value="1.76449977657">
                <text:p>1.76449977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1.37428185144">
                <text:p>1.37428185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4.558441227157">
                <text:p>254.558441227157</text:p>
              </table:table-cell>
              <table:table-cell office:value-type="float" office:value="1.02344897074">
                <text:p>1.02344897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492994419092">
                <text:p>0.04929944190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.092972664725">
                <text:p>0.092972664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200449422862">
                <text:p>0.200449422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40946771436">
                <text:p>0.40946771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1.53006545035">
                <text:p>1.530065450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2.36199681866">
                <text:p>2.361996818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">
                <text:p>128</text:p>
              </table:table-cell>
              <table:table-cell office:value-type="float" office:value="2.19047748847">
                <text:p>2.190477488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">
                <text:p>192</text:p>
              </table:table-cell>
              <table:table-cell office:value-type="float" office:value="1.71003552913">
                <text:p>1.710035529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6">
                <text:p>256</text:p>
              </table:table-cell>
              <table:table-cell office:value-type="float" office:value="1.08022232582">
                <text:p>1.08022232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0">
                <text:p>320</text:p>
              </table:table-cell>
              <table:table-cell office:value-type="float" office:value="0.757788601965">
                <text:p>0.757788601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">
                <text:p>360</text:p>
              </table:table-cell>
              <table:table-cell office:value-type="float" office:value="0.700184881505">
                <text:p>0.700184881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0.0745084362688">
                <text:p>0.0745084362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0.13295145968">
                <text:p>0.13295145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.264176585308">
                <text:p>0.264176585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0.497802487061">
                <text:p>0.4978024870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1.93563157481">
                <text:p>1.93563157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2.54003013747">
                <text:p>2.54003013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.019335983756">
                <text:p>181.019335983756</text:p>
              </table:table-cell>
              <table:table-cell office:value-type="float" office:value="1.68776339082">
                <text:p>1.687763390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1.529003975634">
                <text:p>271.529003975634</text:p>
              </table:table-cell>
              <table:table-cell office:value-type="float" office:value="1.12347374774">
                <text:p>1.12347374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2.038671967512">
                <text:p>362.038671967512</text:p>
              </table:table-cell>
              <table:table-cell office:value-type="float" office:value="0.657916190142">
                <text:p>0.6579161901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2.54833995939">
                <text:p>452.54833995939</text:p>
              </table:table-cell>
              <table:table-cell office:value-type="float" office:value="0.457560336442">
                <text:p>0.4575603364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9.116882454314">
                <text:p>509.116882454314</text:p>
              </table:table-cell>
              <table:table-cell office:value-type="float" office:value="0.401477151766">
                <text:p>0.401477151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0996570705329">
                <text:p>0.09965707053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0.194380365701">
                <text:p>0.1943803657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0.415551222392">
                <text:p>0.4155512223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0.817119620611">
                <text:p>0.8171196206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25474486206">
                <text:p>2.25474486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8">
                <text:p>128</text:p>
              </table:table-cell>
              <table:table-cell office:value-type="float" office:value="2.30826317289">
                <text:p>2.30826317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6">
                <text:p>256</text:p>
              </table:table-cell>
              <table:table-cell office:value-type="float" office:value="1.15142581043">
                <text:p>1.151425810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4">
                <text:p>384</text:p>
              </table:table-cell>
              <table:table-cell office:value-type="float" office:value="0.643815143662">
                <text:p>0.6438151436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2">
                <text:p>512</text:p>
              </table:table-cell>
              <table:table-cell office:value-type="float" office:value="0.375411657568">
                <text:p>0.375411657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0">
                <text:p>640</text:p>
              </table:table-cell>
              <table:table-cell office:value-type="float" office:value="0.249013251066">
                <text:p>0.2490132510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">
                <text:p>720</text:p>
              </table:table-cell>
              <table:table-cell office:value-type="float" office:value="0.20888746603">
                <text:p>0.208887466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0.146354606336">
                <text:p>0.1463546063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.298366560778">
                <text:p>0.298366560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0.526644650999">
                <text:p>0.526644650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1.0580529942">
                <text:p>1.05805299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2.48813724307">
                <text:p>2.48813724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1.019335983756">
                <text:p>181.019335983756</text:p>
              </table:table-cell>
              <table:table-cell office:value-type="float" office:value="1.83303362896">
                <text:p>1.83303362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2.038671967512">
                <text:p>362.038671967512</text:p>
              </table:table-cell>
              <table:table-cell office:value-type="float" office:value="0.677386426267">
                <text:p>0.677386426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3.058007951269">
                <text:p>543.058007951269</text:p>
              </table:table-cell>
              <table:table-cell office:value-type="float" office:value="0.370989817605">
                <text:p>0.370989817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4.077343935025">
                <text:p>724.077343935025</text:p>
              </table:table-cell>
              <table:table-cell office:value-type="float" office:value="0.223565084766">
                <text:p>0.223565084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0.14404748793">
                <text:p>0.144047487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8.23376490863">
                <text:p>1018.23376490863</text:p>
              </table:table-cell>
              <table:table-cell office:value-type="float" office:value="0.112443693888">
                <text:p>0.1124436938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0.197225633048">
                <text:p>0.197225633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0.370653144116">
                <text:p>0.3706531441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.759926003998">
                <text:p>0.759926003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1.75186343333">
                <text:p>1.7518634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8">
                <text:p>128</text:p>
              </table:table-cell>
              <table:table-cell office:value-type="float" office:value="2.29717313067">
                <text:p>2.297173130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6">
                <text:p>256</text:p>
              </table:table-cell>
              <table:table-cell office:value-type="float" office:value="1.17942589283">
                <text:p>1.179425892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2">
                <text:p>512</text:p>
              </table:table-cell>
              <table:table-cell office:value-type="float" office:value="0.453439059578">
                <text:p>0.4534390595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8">
                <text:p>768</text:p>
              </table:table-cell>
              <table:table-cell office:value-type="float" office:value="0.178540911981">
                <text:p>0.1785409119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4">
                <text:p>1024</text:p>
              </table:table-cell>
              <table:table-cell office:value-type="float" office:value="0.113312084353">
                <text:p>0.113312084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80">
                <text:p>1280</text:p>
              </table:table-cell>
              <table:table-cell office:value-type="float" office:value="0.0725654943388">
                <text:p>0.07256549433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0">
                <text:p>1440</text:p>
              </table:table-cell>
              <table:table-cell office:value-type="float" office:value="0.0542945302048">
                <text:p>0.05429453020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0.23803806149">
                <text:p>0.23803806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9795897113271">
                <text:p>9.79795897113271</text:p>
              </table:table-cell>
              <table:table-cell office:value-type="float" office:value="0.491274461169">
                <text:p>0.4912744611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5959179422654">
                <text:p>19.5959179422654</text:p>
              </table:table-cell>
              <table:table-cell office:value-type="float" office:value="0.913691822355">
                <text:p>0.9136918223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.1918358845308">
                <text:p>39.1918358845308</text:p>
              </table:table-cell>
              <table:table-cell office:value-type="float" office:value="1.64165385698">
                <text:p>1.641653856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6.767343538123">
                <text:p>156.767343538123</text:p>
              </table:table-cell>
              <table:table-cell office:value-type="float" office:value="2.21653206746">
                <text:p>2.216532067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3.534687076247">
                <text:p>313.534687076247</text:p>
              </table:table-cell>
              <table:table-cell office:value-type="float" office:value="0.91255501943">
                <text:p>0.912555019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7.069374152494">
                <text:p>627.069374152494</text:p>
              </table:table-cell>
              <table:table-cell office:value-type="float" office:value="0.309605440381">
                <text:p>0.3096054403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0.60406122874">
                <text:p>940.60406122874</text:p>
              </table:table-cell>
              <table:table-cell office:value-type="float" office:value="0.147113398334">
                <text:p>0.1471133983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4.13874830499">
                <text:p>1254.13874830499</text:p>
              </table:table-cell>
              <table:table-cell office:value-type="float" office:value="0.0756816685282">
                <text:p>0.07568166852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67.67343538123">
                <text:p>1567.67343538123</text:p>
              </table:table-cell>
              <table:table-cell office:value-type="float" office:value="0.0492108542853">
                <text:p>0.0492108542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63.63261480389">
                <text:p>1763.63261480389</text:p>
              </table:table-cell>
              <table:table-cell office:value-type="float" office:value="0.0436675059942">
                <text:p>0.04366750599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.299483958279">
                <text:p>0.2994839582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0.587318969593">
                <text:p>0.5873189695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1.12440045808">
                <text:p>1.124400458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1.98503210672">
                <text:p>1.98503210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1.019335983756">
                <text:p>181.019335983756</text:p>
              </table:table-cell>
              <table:table-cell office:value-type="float" office:value="1.83799250139">
                <text:p>1.837992501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2.038671967512">
                <text:p>362.038671967512</text:p>
              </table:table-cell>
              <table:table-cell office:value-type="float" office:value="0.693045764998">
                <text:p>0.693045764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4.077343935025">
                <text:p>724.077343935025</text:p>
              </table:table-cell>
              <table:table-cell office:value-type="float" office:value="0.232092792313">
                <text:p>0.232092792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86.11601590254">
                <text:p>1086.11601590254</text:p>
              </table:table-cell>
              <table:table-cell office:value-type="float" office:value="0.101123499618">
                <text:p>0.1011234996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48.15468787005">
                <text:p>1448.15468787005</text:p>
              </table:table-cell>
              <table:table-cell office:value-type="float" office:value="0.0576126839319">
                <text:p>0.05761268393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0418288853967">
                <text:p>0.04182888539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36.46752981726">
                <text:p>2036.46752981726</text:p>
              </table:table-cell>
              <table:table-cell office:value-type="float" office:value="0.0295019433839">
                <text:p>0.02950194338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0.390174318171">
                <text:p>0.3901743181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  <table:table-cell office:value-type="float" office:value="0.680098444505">
                <text:p>0.6800984445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">
                <text:p>32</text:p>
              </table:table-cell>
              <table:table-cell office:value-type="float" office:value="1.52585279855">
                <text:p>1.525852798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">
                <text:p>64</text:p>
              </table:table-cell>
              <table:table-cell office:value-type="float" office:value="2.30107372097">
                <text:p>2.301073720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6">
                <text:p>256</text:p>
              </table:table-cell>
              <table:table-cell office:value-type="float" office:value="1.23508305278">
                <text:p>1.235083052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2">
                <text:p>512</text:p>
              </table:table-cell>
              <table:table-cell office:value-type="float" office:value="0.453821337299">
                <text:p>0.4538213372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4">
                <text:p>1024</text:p>
              </table:table-cell>
              <table:table-cell office:value-type="float" office:value="0.11926478831">
                <text:p>0.119264788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36">
                <text:p>1536</text:p>
              </table:table-cell>
              <table:table-cell office:value-type="float" office:value="0.0568734460829">
                <text:p>0.05687344608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48">
                <text:p>2048</text:p>
              </table:table-cell>
              <table:table-cell office:value-type="float" office:value="0.0314916716004">
                <text:p>0.03149167160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60">
                <text:p>2560</text:p>
              </table:table-cell>
              <table:table-cell office:value-type="float" office:value="0.0190438964582">
                <text:p>0.0190438964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80">
                <text:p>2880</text:p>
              </table:table-cell>
              <table:table-cell office:value-type="float" office:value="0.01515892984">
                <text:p>0.015158929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0.618211993445">
                <text:p>0.6182119934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1.17938247413">
                <text:p>1.179382474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1.8853533065">
                <text:p>1.8853533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2.51530675678">
                <text:p>2.515306756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2.038671967512">
                <text:p>362.038671967512</text:p>
              </table:table-cell>
              <table:table-cell office:value-type="float" office:value="0.778453009966">
                <text:p>0.7784530099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4.077343935025">
                <text:p>724.077343935025</text:p>
              </table:table-cell>
              <table:table-cell office:value-type="float" office:value="0.247677211731">
                <text:p>0.2476772117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48.15468787005">
                <text:p>1448.15468787005</text:p>
              </table:table-cell>
              <table:table-cell office:value-type="float" office:value="0.0666080026065">
                <text:p>0.066608002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72.23203180507">
                <text:p>2172.23203180507</text:p>
              </table:table-cell>
              <table:table-cell office:value-type="float" office:value="0.0273204860584">
                <text:p>0.02732048605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96.3093757401">
                <text:p>2896.3093757401</text:p>
              </table:table-cell>
              <table:table-cell office:value-type="float" office:value="0.0157118619584">
                <text:p>0.01571186195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20.38671967512">
                <text:p>3620.38671967512</text:p>
              </table:table-cell>
              <table:table-cell office:value-type="float" office:value="0.00997494144975">
                <text:p>0.009974941449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72.93505963451">
                <text:p>4072.93505963451</text:p>
              </table:table-cell>
              <table:table-cell office:value-type="float" office:value="0.00757548302182">
                <text:p>0.007575483021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">
                <text:p>16</text:p>
              </table:table-cell>
              <table:table-cell office:value-type="float" office:value="0.820491757948">
                <text:p>0.820491757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">
                <text:p>32</text:p>
              </table:table-cell>
              <table:table-cell office:value-type="float" office:value="1.60143269724">
                <text:p>1.601432697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">
                <text:p>64</text:p>
              </table:table-cell>
              <table:table-cell office:value-type="float" office:value="2.3128704613">
                <text:p>2.31287046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8">
                <text:p>128</text:p>
              </table:table-cell>
              <table:table-cell office:value-type="float" office:value="2.34705149893">
                <text:p>2.347051498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2">
                <text:p>512</text:p>
              </table:table-cell>
              <table:table-cell office:value-type="float" office:value="0.419324800254">
                <text:p>0.4193248002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4">
                <text:p>1024</text:p>
              </table:table-cell>
              <table:table-cell office:value-type="float" office:value="0.113755431483">
                <text:p>0.1137554314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48">
                <text:p>2048</text:p>
              </table:table-cell>
              <table:table-cell office:value-type="float" office:value="0.0339614368318">
                <text:p>0.0339614368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72">
                <text:p>3072</text:p>
              </table:table-cell>
              <table:table-cell office:value-type="float" office:value="0.0149757060788">
                <text:p>0.01497570607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96">
                <text:p>4096</text:p>
              </table:table-cell>
              <table:table-cell office:value-type="float" office:value="0.00790461608537">
                <text:p>0.007904616085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20">
                <text:p>5120</text:p>
              </table:table-cell>
              <table:table-cell office:value-type="float" office:value="0.00488753372221">
                <text:p>0.004887533722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60">
                <text:p>5760</text:p>
              </table:table-cell>
              <table:table-cell office:value-type="float" office:value="0.00371095142092">
                <text:p>0.003710951420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1.08817327294">
                <text:p>1.088173272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2.08879197967">
                <text:p>2.088791979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2.44612822102">
                <text:p>2.446128221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1.019335983756">
                <text:p>181.019335983756</text:p>
              </table:table-cell>
              <table:table-cell office:value-type="float" office:value="1.7764431524">
                <text:p>1.77644315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4.077343935025">
                <text:p>724.077343935025</text:p>
              </table:table-cell>
              <table:table-cell office:value-type="float" office:value="0.237782740184">
                <text:p>0.2377827401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48.15468787005">
                <text:p>1448.15468787005</text:p>
              </table:table-cell>
              <table:table-cell office:value-type="float" office:value="0.0637376678498">
                <text:p>0.0637376678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96.3093757401">
                <text:p>2896.3093757401</text:p>
              </table:table-cell>
              <table:table-cell office:value-type="float" office:value="0.0167821733519">
                <text:p>0.01678217335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44.46406361015">
                <text:p>4344.46406361015</text:p>
              </table:table-cell>
              <table:table-cell office:value-type="float" office:value="0.00665180491163">
                <text:p>0.006651804911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792.6187514802">
                <text:p>5792.6187514802</text:p>
              </table:table-cell>
              <table:table-cell office:value-type="float" office:value="0.00419843413842">
                <text:p>0.004198434138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0.0025343894454">
                <text:p>0.00253438944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145.87011926903">
                <text:p>8145.87011926903</text:p>
              </table:table-cell>
              <table:table-cell office:value-type="float" office:value="0.00191084057725">
                <text:p>0.001910840577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">
                <text:p>32</text:p>
              </table:table-cell>
              <table:table-cell office:value-type="float" office:value="1.56190944688">
                <text:p>1.561909446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4">
                <text:p>64</text:p>
              </table:table-cell>
              <table:table-cell office:value-type="float" office:value="2.22561793325">
                <text:p>2.225617933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8">
                <text:p>128</text:p>
              </table:table-cell>
              <table:table-cell office:value-type="float" office:value="2.33785382201">
                <text:p>2.337853822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6">
                <text:p>256</text:p>
              </table:table-cell>
              <table:table-cell office:value-type="float" office:value="1.15346618641">
                <text:p>1.153466186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4">
                <text:p>1024</text:p>
              </table:table-cell>
              <table:table-cell office:value-type="float" office:value="0.137948057087">
                <text:p>0.1379480570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48">
                <text:p>2048</text:p>
              </table:table-cell>
              <table:table-cell office:value-type="float" office:value="0.0355181097832">
                <text:p>0.03551810978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96">
                <text:p>4096</text:p>
              </table:table-cell>
              <table:table-cell office:value-type="float" office:value="0.00882971620752">
                <text:p>0.008829716207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44">
                <text:p>6144</text:p>
              </table:table-cell>
              <table:table-cell office:value-type="float" office:value="0.00388073796402">
                <text:p>0.003880737964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92">
                <text:p>8192</text:p>
              </table:table-cell>
              <table:table-cell office:value-type="float" office:value="0.00197015952169">
                <text:p>0.001970159521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240">
                <text:p>10240</text:p>
              </table:table-cell>
              <table:table-cell office:value-type="float" office:value="0.00122183433705">
                <text:p>0.001221834337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520">
                <text:p>11520</text:p>
              </table:table-cell>
              <table:table-cell office:value-type="float" office:value="0.00102581053005">
                <text:p>0.00102581053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